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Instances" table:style-name="ta1">
        <table:table-row>
          <table:table-cell/>
          <table:table-cell office:value-type="string">
            <text:p>coomsuite-0.1/clingo</text:p>
          </table:table-cell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flingo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/citybike-n10</text:p>
          </table:table-cell>
          <table:table-cell office:value-type="float" office:value="2.82">
            <text:p>2.82</text:p>
          </table:table-cell>
          <table:table-cell office:value-type="float" office:value="0.0">
            <text:p>0.0</text:p>
          </table:table-cell>
          <table:table-cell office:value-type="float" office:value="4.09">
            <text:p>4.09</text:p>
          </table:table-cell>
          <table:table-cell office:value-type="float" office:value="0.0">
            <text:p>0.0</text:p>
          </table:table-cell>
          <table:table-cell office:value-type="float" office:value="2.79" table:style-name="cellBest">
            <text:p>2.79</text:p>
          </table:table-cell>
          <table:table-cell office:value-type="float" office:value="0.0">
            <text:p>0.0</text:p>
          </table:table-cell>
          <table:table-cell office:value-type="float" office:value="5.62" table:style-name="cellWorst">
            <text:p>5.62</text:p>
          </table:table-cell>
          <table:table-cell office:value-type="float" office:value="0.0">
            <text:p>0.0</text:p>
          </table:table-cell>
          <table:table-cell table:formula="of:=MIN([.$B3];[.$D3];[.$F3];[.$H3])"/>
          <table:table-cell table:formula="of:=MIN([.$C3];[.$E3];[.$G3];[.$I3])"/>
          <table:table-cell table:formula="of:=MEDIAN([.$B3];[.$D3];[.$F3];[.$H3])"/>
          <table:table-cell table:formula="of:=MEDIAN([.$C3];[.$E3];[.$G3];[.$I3])"/>
          <table:table-cell table:formula="of:=MAX([.$B3];[.$D3];[.$F3];[.$H3])"/>
          <table:table-cell table:formula="of:=MAX([.$C3];[.$E3];[.$G3];[.$I3])"/>
        </table:table-row>
        <table:table-row>
          <table:table-cell office:value-type="string">
            <text:p>./citybike-n100</text:p>
          </table:table-cell>
          <table:table-cell office:value-type="float" office:value="7.49">
            <text:p>7.49</text:p>
          </table:table-cell>
          <table:table-cell office:value-type="float" office:value="0.0">
            <text:p>0.0</text:p>
          </table:table-cell>
          <table:table-cell office:value-type="float" office:value="14.88">
            <text:p>14.88</text:p>
          </table:table-cell>
          <table:table-cell office:value-type="float" office:value="0.0">
            <text:p>0.0</text:p>
          </table:table-cell>
          <table:table-cell office:value-type="float" office:value="6.83" table:style-name="cellBest">
            <text:p>6.83</text:p>
          </table:table-cell>
          <table:table-cell office:value-type="float" office:value="0.0">
            <text:p>0.0</text:p>
          </table:table-cell>
          <table:table-cell office:value-type="float" office:value="32.7" table:style-name="cellWorst">
            <text:p>32.7</text:p>
          </table:table-cell>
          <table:table-cell office:value-type="float" office:value="0.0">
            <text:p>0.0</text:p>
          </table:table-cell>
          <table:table-cell table:formula="of:=MIN([.$B4];[.$D4];[.$F4];[.$H4])"/>
          <table:table-cell table:formula="of:=MIN([.$C4];[.$E4];[.$G4];[.$I4])"/>
          <table:table-cell table:formula="of:=MEDIAN([.$B4];[.$D4];[.$F4];[.$H4])"/>
          <table:table-cell table:formula="of:=MEDIAN([.$C4];[.$E4];[.$G4];[.$I4])"/>
          <table:table-cell table:formula="of:=MAX([.$B4];[.$D4];[.$F4];[.$H4])"/>
          <table:table-cell table:formula="of:=MAX([.$C4];[.$E4];[.$G4];[.$I4])"/>
        </table:table-row>
        <table:table-row>
          <table:table-cell office:value-type="string">
            <text:p>./citybike-n110</text:p>
          </table:table-cell>
          <table:table-cell office:value-type="float" office:value="9.7">
            <text:p>9.7</text:p>
          </table:table-cell>
          <table:table-cell office:value-type="float" office:value="0.0">
            <text:p>0.0</text:p>
          </table:table-cell>
          <table:table-cell office:value-type="float" office:value="14.4">
            <text:p>14.4</text:p>
          </table:table-cell>
          <table:table-cell office:value-type="float" office:value="0.0">
            <text:p>0.0</text:p>
          </table:table-cell>
          <table:table-cell office:value-type="float" office:value="9.54" table:style-name="cellBest">
            <text:p>9.54</text:p>
          </table:table-cell>
          <table:table-cell office:value-type="float" office:value="0.0">
            <text:p>0.0</text:p>
          </table:table-cell>
          <table:table-cell office:value-type="float" office:value="34.87" table:style-name="cellWorst">
            <text:p>34.87</text:p>
          </table:table-cell>
          <table:table-cell office:value-type="float" office:value="0.0">
            <text:p>0.0</text:p>
          </table:table-cell>
          <table:table-cell table:formula="of:=MIN([.$B5];[.$D5];[.$F5];[.$H5])"/>
          <table:table-cell table:formula="of:=MIN([.$C5];[.$E5];[.$G5];[.$I5])"/>
          <table:table-cell table:formula="of:=MEDIAN([.$B5];[.$D5];[.$F5];[.$H5])"/>
          <table:table-cell table:formula="of:=MEDIAN([.$C5];[.$E5];[.$G5];[.$I5])"/>
          <table:table-cell table:formula="of:=MAX([.$B5];[.$D5];[.$F5];[.$H5])"/>
          <table:table-cell table:formula="of:=MAX([.$C5];[.$E5];[.$G5];[.$I5])"/>
        </table:table-row>
        <table:table-row>
          <table:table-cell office:value-type="string">
            <text:p>./citybike-n120</text:p>
          </table:table-cell>
          <table:table-cell office:value-type="float" office:value="10.99" table:style-name="cellBest">
            <text:p>10.99</text:p>
          </table:table-cell>
          <table:table-cell office:value-type="float" office:value="0.0">
            <text:p>0.0</text:p>
          </table:table-cell>
          <table:table-cell office:value-type="float" office:value="20.4">
            <text:p>20.4</text:p>
          </table:table-cell>
          <table:table-cell office:value-type="float" office:value="0.0">
            <text:p>0.0</text:p>
          </table:table-cell>
          <table:table-cell office:value-type="float" office:value="11.7">
            <text:p>11.7</text:p>
          </table:table-cell>
          <table:table-cell office:value-type="float" office:value="0.0">
            <text:p>0.0</text:p>
          </table:table-cell>
          <table:table-cell office:value-type="float" office:value="47.18" table:style-name="cellWorst">
            <text:p>47.18</text:p>
          </table:table-cell>
          <table:table-cell office:value-type="float" office:value="0.0">
            <text:p>0.0</text:p>
          </table:table-cell>
          <table:table-cell table:formula="of:=MIN([.$B6];[.$D6];[.$F6];[.$H6])"/>
          <table:table-cell table:formula="of:=MIN([.$C6];[.$E6];[.$G6];[.$I6])"/>
          <table:table-cell table:formula="of:=MEDIAN([.$B6];[.$D6];[.$F6];[.$H6])"/>
          <table:table-cell table:formula="of:=MEDIAN([.$C6];[.$E6];[.$G6];[.$I6])"/>
          <table:table-cell table:formula="of:=MAX([.$B6];[.$D6];[.$F6];[.$H6])"/>
          <table:table-cell table:formula="of:=MAX([.$C6];[.$E6];[.$G6];[.$I6])"/>
        </table:table-row>
        <table:table-row>
          <table:table-cell office:value-type="string">
            <text:p>./citybike-n130</text:p>
          </table:table-cell>
          <table:table-cell office:value-type="float" office:value="11.95">
            <text:p>11.95</text:p>
          </table:table-cell>
          <table:table-cell office:value-type="float" office:value="0.0">
            <text:p>0.0</text:p>
          </table:table-cell>
          <table:table-cell office:value-type="float" office:value="20.1">
            <text:p>20.1</text:p>
          </table:table-cell>
          <table:table-cell office:value-type="float" office:value="0.0">
            <text:p>0.0</text:p>
          </table:table-cell>
          <table:table-cell office:value-type="float" office:value="11.26" table:style-name="cellBest">
            <text:p>11.26</text:p>
          </table:table-cell>
          <table:table-cell office:value-type="float" office:value="0.0">
            <text:p>0.0</text:p>
          </table:table-cell>
          <table:table-cell office:value-type="float" office:value="37.12" table:style-name="cellWorst">
            <text:p>37.12</text:p>
          </table:table-cell>
          <table:table-cell office:value-type="float" office:value="0.0">
            <text:p>0.0</text:p>
          </table:table-cell>
          <table:table-cell table:formula="of:=MIN([.$B7];[.$D7];[.$F7];[.$H7])"/>
          <table:table-cell table:formula="of:=MIN([.$C7];[.$E7];[.$G7];[.$I7])"/>
          <table:table-cell table:formula="of:=MEDIAN([.$B7];[.$D7];[.$F7];[.$H7])"/>
          <table:table-cell table:formula="of:=MEDIAN([.$C7];[.$E7];[.$G7];[.$I7])"/>
          <table:table-cell table:formula="of:=MAX([.$B7];[.$D7];[.$F7];[.$H7])"/>
          <table:table-cell table:formula="of:=MAX([.$C7];[.$E7];[.$G7];[.$I7])"/>
        </table:table-row>
        <table:table-row>
          <table:table-cell office:value-type="string">
            <text:p>./citybike-n140</text:p>
          </table:table-cell>
          <table:table-cell office:value-type="float" office:value="12.46" table:style-name="cellBest">
            <text:p>12.46</text:p>
          </table:table-cell>
          <table:table-cell office:value-type="float" office:value="0.0">
            <text:p>0.0</text:p>
          </table:table-cell>
          <table:table-cell office:value-type="float" office:value="23.61">
            <text:p>23.61</text:p>
          </table:table-cell>
          <table:table-cell office:value-type="float" office:value="0.0">
            <text:p>0.0</text:p>
          </table:table-cell>
          <table:table-cell office:value-type="float" office:value="14.66">
            <text:p>14.66</text:p>
          </table:table-cell>
          <table:table-cell office:value-type="float" office:value="0.0">
            <text:p>0.0</text:p>
          </table:table-cell>
          <table:table-cell office:value-type="float" office:value="42.72" table:style-name="cellWorst">
            <text:p>42.72</text:p>
          </table:table-cell>
          <table:table-cell office:value-type="float" office:value="0.0">
            <text:p>0.0</text:p>
          </table:table-cell>
          <table:table-cell table:formula="of:=MIN([.$B8];[.$D8];[.$F8];[.$H8])"/>
          <table:table-cell table:formula="of:=MIN([.$C8];[.$E8];[.$G8];[.$I8])"/>
          <table:table-cell table:formula="of:=MEDIAN([.$B8];[.$D8];[.$F8];[.$H8])"/>
          <table:table-cell table:formula="of:=MEDIAN([.$C8];[.$E8];[.$G8];[.$I8])"/>
          <table:table-cell table:formula="of:=MAX([.$B8];[.$D8];[.$F8];[.$H8])"/>
          <table:table-cell table:formula="of:=MAX([.$C8];[.$E8];[.$G8];[.$I8])"/>
        </table:table-row>
        <table:table-row>
          <table:table-cell office:value-type="string">
            <text:p>./citybike-n150</text:p>
          </table:table-cell>
          <table:table-cell office:value-type="float" office:value="13.48" table:style-name="cellBest">
            <text:p>13.48</text:p>
          </table:table-cell>
          <table:table-cell office:value-type="float" office:value="0.0">
            <text:p>0.0</text:p>
          </table:table-cell>
          <table:table-cell office:value-type="float" office:value="31.78">
            <text:p>31.78</text:p>
          </table:table-cell>
          <table:table-cell office:value-type="float" office:value="0.0">
            <text:p>0.0</text:p>
          </table:table-cell>
          <table:table-cell office:value-type="float" office:value="14.53">
            <text:p>14.53</text:p>
          </table:table-cell>
          <table:table-cell office:value-type="float" office:value="0.0">
            <text:p>0.0</text:p>
          </table:table-cell>
          <table:table-cell office:value-type="float" office:value="54.9" table:style-name="cellWorst">
            <text:p>54.9</text:p>
          </table:table-cell>
          <table:table-cell office:value-type="float" office:value="0.0">
            <text:p>0.0</text:p>
          </table:table-cell>
          <table:table-cell table:formula="of:=MIN([.$B9];[.$D9];[.$F9];[.$H9])"/>
          <table:table-cell table:formula="of:=MIN([.$C9];[.$E9];[.$G9];[.$I9])"/>
          <table:table-cell table:formula="of:=MEDIAN([.$B9];[.$D9];[.$F9];[.$H9])"/>
          <table:table-cell table:formula="of:=MEDIAN([.$C9];[.$E9];[.$G9];[.$I9])"/>
          <table:table-cell table:formula="of:=MAX([.$B9];[.$D9];[.$F9];[.$H9])"/>
          <table:table-cell table:formula="of:=MAX([.$C9];[.$E9];[.$G9];[.$I9])"/>
        </table:table-row>
        <table:table-row>
          <table:table-cell office:value-type="string">
            <text:p>./citybike-n20</text:p>
          </table:table-cell>
          <table:table-cell office:value-type="float" office:value="2.83" table:style-name="cellBest">
            <text:p>2.83</text:p>
          </table:table-cell>
          <table:table-cell office:value-type="float" office:value="0.0">
            <text:p>0.0</text:p>
          </table:table-cell>
          <table:table-cell office:value-type="float" office:value="2.97">
            <text:p>2.97</text:p>
          </table:table-cell>
          <table:table-cell office:value-type="float" office:value="0.0">
            <text:p>0.0</text:p>
          </table:table-cell>
          <table:table-cell office:value-type="float" office:value="4.37">
            <text:p>4.37</text:p>
          </table:table-cell>
          <table:table-cell office:value-type="float" office:value="0.0">
            <text:p>0.0</text:p>
          </table:table-cell>
          <table:table-cell office:value-type="float" office:value="8.24" table:style-name="cellWorst">
            <text:p>8.24</text:p>
          </table:table-cell>
          <table:table-cell office:value-type="float" office:value="0.0">
            <text:p>0.0</text:p>
          </table:table-cell>
          <table:table-cell table:formula="of:=MIN([.$B10];[.$D10];[.$F10];[.$H10])"/>
          <table:table-cell table:formula="of:=MIN([.$C10];[.$E10];[.$G10];[.$I10])"/>
          <table:table-cell table:formula="of:=MEDIAN([.$B10];[.$D10];[.$F10];[.$H10])"/>
          <table:table-cell table:formula="of:=MEDIAN([.$C10];[.$E10];[.$G10];[.$I10])"/>
          <table:table-cell table:formula="of:=MAX([.$B10];[.$D10];[.$F10];[.$H10])"/>
          <table:table-cell table:formula="of:=MAX([.$C10];[.$E10];[.$G10];[.$I10])"/>
        </table:table-row>
        <table:table-row>
          <table:table-cell office:value-type="string">
            <text:p>./citybike-n30</text:p>
          </table:table-cell>
          <table:table-cell office:value-type="float" office:value="3.16" table:style-name="cellBest">
            <text:p>3.16</text:p>
          </table:table-cell>
          <table:table-cell office:value-type="float" office:value="0.0">
            <text:p>0.0</text:p>
          </table:table-cell>
          <table:table-cell office:value-type="float" office:value="4.24">
            <text:p>4.24</text:p>
          </table:table-cell>
          <table:table-cell office:value-type="float" office:value="0.0">
            <text:p>0.0</text:p>
          </table:table-cell>
          <table:table-cell office:value-type="float" office:value="3.97">
            <text:p>3.97</text:p>
          </table:table-cell>
          <table:table-cell office:value-type="float" office:value="0.0">
            <text:p>0.0</text:p>
          </table:table-cell>
          <table:table-cell office:value-type="float" office:value="9.78" table:style-name="cellWorst">
            <text:p>9.78</text:p>
          </table:table-cell>
          <table:table-cell office:value-type="float" office:value="0.0">
            <text:p>0.0</text:p>
          </table:table-cell>
          <table:table-cell table:formula="of:=MIN([.$B11];[.$D11];[.$F11];[.$H11])"/>
          <table:table-cell table:formula="of:=MIN([.$C11];[.$E11];[.$G11];[.$I11])"/>
          <table:table-cell table:formula="of:=MEDIAN([.$B11];[.$D11];[.$F11];[.$H11])"/>
          <table:table-cell table:formula="of:=MEDIAN([.$C11];[.$E11];[.$G11];[.$I11])"/>
          <table:table-cell table:formula="of:=MAX([.$B11];[.$D11];[.$F11];[.$H11])"/>
          <table:table-cell table:formula="of:=MAX([.$C11];[.$E11];[.$G11];[.$I11])"/>
        </table:table-row>
        <table:table-row>
          <table:table-cell office:value-type="string">
            <text:p>./citybike-n40</text:p>
          </table:table-cell>
          <table:table-cell office:value-type="float" office:value="3.79" table:style-name="cellBest">
            <text:p>3.79</text:p>
          </table:table-cell>
          <table:table-cell office:value-type="float" office:value="0.0">
            <text:p>0.0</text:p>
          </table:table-cell>
          <table:table-cell office:value-type="float" office:value="4.73">
            <text:p>4.73</text:p>
          </table:table-cell>
          <table:table-cell office:value-type="float" office:value="0.0">
            <text:p>0.0</text:p>
          </table:table-cell>
          <table:table-cell office:value-type="float" office:value="4.64">
            <text:p>4.64</text:p>
          </table:table-cell>
          <table:table-cell office:value-type="float" office:value="0.0">
            <text:p>0.0</text:p>
          </table:table-cell>
          <table:table-cell office:value-type="float" office:value="13.13" table:style-name="cellWorst">
            <text:p>13.13</text:p>
          </table:table-cell>
          <table:table-cell office:value-type="float" office:value="0.0">
            <text:p>0.0</text:p>
          </table:table-cell>
          <table:table-cell table:formula="of:=MIN([.$B12];[.$D12];[.$F12];[.$H12])"/>
          <table:table-cell table:formula="of:=MIN([.$C12];[.$E12];[.$G12];[.$I12])"/>
          <table:table-cell table:formula="of:=MEDIAN([.$B12];[.$D12];[.$F12];[.$H12])"/>
          <table:table-cell table:formula="of:=MEDIAN([.$C12];[.$E12];[.$G12];[.$I12])"/>
          <table:table-cell table:formula="of:=MAX([.$B12];[.$D12];[.$F12];[.$H12])"/>
          <table:table-cell table:formula="of:=MAX([.$C12];[.$E12];[.$G12];[.$I12])"/>
        </table:table-row>
        <table:table-row>
          <table:table-cell office:value-type="string">
            <text:p>./citybike-n50</text:p>
          </table:table-cell>
          <table:table-cell office:value-type="float" office:value="4.45" table:style-name="cellBest">
            <text:p>4.45</text:p>
          </table:table-cell>
          <table:table-cell office:value-type="float" office:value="0.0">
            <text:p>0.0</text:p>
          </table:table-cell>
          <table:table-cell office:value-type="float" office:value="5.51">
            <text:p>5.51</text:p>
          </table:table-cell>
          <table:table-cell office:value-type="float" office:value="0.0">
            <text:p>0.0</text:p>
          </table:table-cell>
          <table:table-cell office:value-type="float" office:value="4.78">
            <text:p>4.78</text:p>
          </table:table-cell>
          <table:table-cell office:value-type="float" office:value="0.0">
            <text:p>0.0</text:p>
          </table:table-cell>
          <table:table-cell office:value-type="float" office:value="18.3" table:style-name="cellWorst">
            <text:p>18.3</text:p>
          </table:table-cell>
          <table:table-cell office:value-type="float" office:value="0.0">
            <text:p>0.0</text:p>
          </table:table-cell>
          <table:table-cell table:formula="of:=MIN([.$B13];[.$D13];[.$F13];[.$H13])"/>
          <table:table-cell table:formula="of:=MIN([.$C13];[.$E13];[.$G13];[.$I13])"/>
          <table:table-cell table:formula="of:=MEDIAN([.$B13];[.$D13];[.$F13];[.$H13])"/>
          <table:table-cell table:formula="of:=MEDIAN([.$C13];[.$E13];[.$G13];[.$I13])"/>
          <table:table-cell table:formula="of:=MAX([.$B13];[.$D13];[.$F13];[.$H13])"/>
          <table:table-cell table:formula="of:=MAX([.$C13];[.$E13];[.$G13];[.$I13])"/>
        </table:table-row>
        <table:table-row>
          <table:table-cell office:value-type="string">
            <text:p>./citybike-n60</text:p>
          </table:table-cell>
          <table:table-cell office:value-type="float" office:value="4.46" table:style-name="cellBest">
            <text:p>4.46</text:p>
          </table:table-cell>
          <table:table-cell office:value-type="float" office:value="0.0">
            <text:p>0.0</text:p>
          </table:table-cell>
          <table:table-cell office:value-type="float" office:value="7.09">
            <text:p>7.09</text:p>
          </table:table-cell>
          <table:table-cell office:value-type="float" office:value="0.0">
            <text:p>0.0</text:p>
          </table:table-cell>
          <table:table-cell office:value-type="float" office:value="4.72">
            <text:p>4.72</text:p>
          </table:table-cell>
          <table:table-cell office:value-type="float" office:value="0.0">
            <text:p>0.0</text:p>
          </table:table-cell>
          <table:table-cell office:value-type="float" office:value="18.94" table:style-name="cellWorst">
            <text:p>18.94</text:p>
          </table:table-cell>
          <table:table-cell office:value-type="float" office:value="0.0">
            <text:p>0.0</text:p>
          </table:table-cell>
          <table:table-cell table:formula="of:=MIN([.$B14];[.$D14];[.$F14];[.$H14])"/>
          <table:table-cell table:formula="of:=MIN([.$C14];[.$E14];[.$G14];[.$I14])"/>
          <table:table-cell table:formula="of:=MEDIAN([.$B14];[.$D14];[.$F14];[.$H14])"/>
          <table:table-cell table:formula="of:=MEDIAN([.$C14];[.$E14];[.$G14];[.$I14])"/>
          <table:table-cell table:formula="of:=MAX([.$B14];[.$D14];[.$F14];[.$H14])"/>
          <table:table-cell table:formula="of:=MAX([.$C14];[.$E14];[.$G14];[.$I14])"/>
        </table:table-row>
        <table:table-row>
          <table:table-cell office:value-type="string">
            <text:p>./citybike-n70</text:p>
          </table:table-cell>
          <table:table-cell office:value-type="float" office:value="4.92" table:style-name="cellBest">
            <text:p>4.92</text:p>
          </table:table-cell>
          <table:table-cell office:value-type="float" office:value="0.0">
            <text:p>0.0</text:p>
          </table:table-cell>
          <table:table-cell office:value-type="float" office:value="8.67">
            <text:p>8.67</text:p>
          </table:table-cell>
          <table:table-cell office:value-type="float" office:value="0.0">
            <text:p>0.0</text:p>
          </table:table-cell>
          <table:table-cell office:value-type="float" office:value="5.16">
            <text:p>5.16</text:p>
          </table:table-cell>
          <table:table-cell office:value-type="float" office:value="0.0">
            <text:p>0.0</text:p>
          </table:table-cell>
          <table:table-cell office:value-type="float" office:value="22.34" table:style-name="cellWorst">
            <text:p>22.34</text:p>
          </table:table-cell>
          <table:table-cell office:value-type="float" office:value="0.0">
            <text:p>0.0</text:p>
          </table:table-cell>
          <table:table-cell table:formula="of:=MIN([.$B15];[.$D15];[.$F15];[.$H15])"/>
          <table:table-cell table:formula="of:=MIN([.$C15];[.$E15];[.$G15];[.$I15])"/>
          <table:table-cell table:formula="of:=MEDIAN([.$B15];[.$D15];[.$F15];[.$H15])"/>
          <table:table-cell table:formula="of:=MEDIAN([.$C15];[.$E15];[.$G15];[.$I15])"/>
          <table:table-cell table:formula="of:=MAX([.$B15];[.$D15];[.$F15];[.$H15])"/>
          <table:table-cell table:formula="of:=MAX([.$C15];[.$E15];[.$G15];[.$I15])"/>
        </table:table-row>
        <table:table-row>
          <table:table-cell office:value-type="string">
            <text:p>./citybike-n80</text:p>
          </table:table-cell>
          <table:table-cell office:value-type="float" office:value="6.82" table:style-name="cellBest">
            <text:p>6.82</text:p>
          </table:table-cell>
          <table:table-cell office:value-type="float" office:value="0.0">
            <text:p>0.0</text:p>
          </table:table-cell>
          <table:table-cell office:value-type="float" office:value="8.52">
            <text:p>8.52</text:p>
          </table:table-cell>
          <table:table-cell office:value-type="float" office:value="0.0">
            <text:p>0.0</text:p>
          </table:table-cell>
          <table:table-cell office:value-type="float" office:value="7.43">
            <text:p>7.43</text:p>
          </table:table-cell>
          <table:table-cell office:value-type="float" office:value="0.0">
            <text:p>0.0</text:p>
          </table:table-cell>
          <table:table-cell office:value-type="float" office:value="27.67" table:style-name="cellWorst">
            <text:p>27.67</text:p>
          </table:table-cell>
          <table:table-cell office:value-type="float" office:value="0.0">
            <text:p>0.0</text:p>
          </table:table-cell>
          <table:table-cell table:formula="of:=MIN([.$B16];[.$D16];[.$F16];[.$H16])"/>
          <table:table-cell table:formula="of:=MIN([.$C16];[.$E16];[.$G16];[.$I16])"/>
          <table:table-cell table:formula="of:=MEDIAN([.$B16];[.$D16];[.$F16];[.$H16])"/>
          <table:table-cell table:formula="of:=MEDIAN([.$C16];[.$E16];[.$G16];[.$I16])"/>
          <table:table-cell table:formula="of:=MAX([.$B16];[.$D16];[.$F16];[.$H16])"/>
          <table:table-cell table:formula="of:=MAX([.$C16];[.$E16];[.$G16];[.$I16])"/>
        </table:table-row>
        <table:table-row>
          <table:table-cell office:value-type="string">
            <text:p>./citybike-n90</text:p>
          </table:table-cell>
          <table:table-cell office:value-type="float" office:value="7.63" table:style-name="cellBest">
            <text:p>7.63</text:p>
          </table:table-cell>
          <table:table-cell office:value-type="float" office:value="0.0">
            <text:p>0.0</text:p>
          </table:table-cell>
          <table:table-cell office:value-type="float" office:value="13.12">
            <text:p>13.12</text:p>
          </table:table-cell>
          <table:table-cell office:value-type="float" office:value="0.0">
            <text:p>0.0</text:p>
          </table:table-cell>
          <table:table-cell office:value-type="float" office:value="8.04">
            <text:p>8.04</text:p>
          </table:table-cell>
          <table:table-cell office:value-type="float" office:value="0.0">
            <text:p>0.0</text:p>
          </table:table-cell>
          <table:table-cell office:value-type="float" office:value="32.3" table:style-name="cellWorst">
            <text:p>32.3</text:p>
          </table:table-cell>
          <table:table-cell office:value-type="float" office:value="0.0">
            <text:p>0.0</text:p>
          </table:table-cell>
          <table:table-cell table:formula="of:=MIN([.$B17];[.$D17];[.$F17];[.$H17])"/>
          <table:table-cell table:formula="of:=MIN([.$C17];[.$E17];[.$G17];[.$I17])"/>
          <table:table-cell table:formula="of:=MEDIAN([.$B17];[.$D17];[.$F17];[.$H17])"/>
          <table:table-cell table:formula="of:=MEDIAN([.$C17];[.$E17];[.$G17];[.$I17])"/>
          <table:table-cell table:formula="of:=MAX([.$B17];[.$D17];[.$F17];[.$H17])"/>
          <table:table-cell table:formula="of:=MAX([.$C17];[.$E17];[.$G17];[.$I17])"/>
        </table:table-row>
        <table:table-row>
          <table:table-cell office:value-type="string">
            <text:p>./randomcore-100_150_2</text:p>
          </table:table-cell>
          <table:table-cell office:value-type="float" office:value="15.53">
            <text:p>15.53</text:p>
          </table:table-cell>
          <table:table-cell office:value-type="float" office:value="0.0">
            <text:p>0.0</text:p>
          </table:table-cell>
          <table:table-cell office:value-type="float" office:value="251.46" table:style-name="cellWorst">
            <text:p>251.46</text:p>
          </table:table-cell>
          <table:table-cell office:value-type="float" office:value="0.0">
            <text:p>0.0</text:p>
          </table:table-cell>
          <table:table-cell office:value-type="float" office:value="13.82" table:style-name="cellBest">
            <text:p>13.82</text:p>
          </table:table-cell>
          <table:table-cell office:value-type="float" office:value="0.0">
            <text:p>0.0</text:p>
          </table:table-cell>
          <table:table-cell office:value-type="float" office:value="57.51">
            <text:p>57.51</text:p>
          </table:table-cell>
          <table:table-cell office:value-type="float" office:value="0.0">
            <text:p>0.0</text:p>
          </table:table-cell>
          <table:table-cell table:formula="of:=MIN([.$B18];[.$D18];[.$F18];[.$H18])"/>
          <table:table-cell table:formula="of:=MIN([.$C18];[.$E18];[.$G18];[.$I18])"/>
          <table:table-cell table:formula="of:=MEDIAN([.$B18];[.$D18];[.$F18];[.$H18])"/>
          <table:table-cell table:formula="of:=MEDIAN([.$C18];[.$E18];[.$G18];[.$I18])"/>
          <table:table-cell table:formula="of:=MAX([.$B18];[.$D18];[.$F18];[.$H18])"/>
          <table:table-cell table:formula="of:=MAX([.$C18];[.$E18];[.$G18];[.$I18])"/>
        </table:table-row>
        <table:table-row>
          <table:table-cell office:value-type="string">
            <text:p>./randomcore-100_150_3</text:p>
          </table:table-cell>
          <table:table-cell office:value-type="float" office:value="14.57">
            <text:p>14.57</text:p>
          </table:table-cell>
          <table:table-cell office:value-type="float" office:value="0.0">
            <text:p>0.0</text:p>
          </table:table-cell>
          <table:table-cell office:value-type="float" office:value="15.47">
            <text:p>15.47</text:p>
          </table:table-cell>
          <table:table-cell office:value-type="float" office:value="0.0">
            <text:p>0.0</text:p>
          </table:table-cell>
          <table:table-cell office:value-type="float" office:value="13.97" table:style-name="cellBest">
            <text:p>13.97</text:p>
          </table:table-cell>
          <table:table-cell office:value-type="float" office:value="0.0">
            <text:p>0.0</text:p>
          </table:table-cell>
          <table:table-cell office:value-type="float" office:value="53.44" table:style-name="cellWorst">
            <text:p>53.44</text:p>
          </table:table-cell>
          <table:table-cell office:value-type="float" office:value="0.0">
            <text:p>0.0</text:p>
          </table:table-cell>
          <table:table-cell table:formula="of:=MIN([.$B19];[.$D19];[.$F19];[.$H19])"/>
          <table:table-cell table:formula="of:=MIN([.$C19];[.$E19];[.$G19];[.$I19])"/>
          <table:table-cell table:formula="of:=MEDIAN([.$B19];[.$D19];[.$F19];[.$H19])"/>
          <table:table-cell table:formula="of:=MEDIAN([.$C19];[.$E19];[.$G19];[.$I19])"/>
          <table:table-cell table:formula="of:=MAX([.$B19];[.$D19];[.$F19];[.$H19])"/>
          <table:table-cell table:formula="of:=MAX([.$C19];[.$E19];[.$G19];[.$I19])"/>
        </table:table-row>
        <table:table-row>
          <table:table-cell office:value-type="string">
            <text:p>./randomcore-100_150_4</text:p>
          </table:table-cell>
          <table:table-cell office:value-type="float" office:value="12.44" table:style-name="cellBest">
            <text:p>12.44</text:p>
          </table:table-cell>
          <table:table-cell office:value-type="float" office:value="0.0">
            <text:p>0.0</text:p>
          </table:table-cell>
          <table:table-cell office:value-type="float" office:value="14.77">
            <text:p>14.77</text:p>
          </table:table-cell>
          <table:table-cell office:value-type="float" office:value="0.0">
            <text:p>0.0</text:p>
          </table:table-cell>
          <table:table-cell office:value-type="float" office:value="12.48">
            <text:p>12.48</text:p>
          </table:table-cell>
          <table:table-cell office:value-type="float" office:value="0.0">
            <text:p>0.0</text:p>
          </table:table-cell>
          <table:table-cell office:value-type="float" office:value="56.85" table:style-name="cellWorst">
            <text:p>56.85</text:p>
          </table:table-cell>
          <table:table-cell office:value-type="float" office:value="0.0">
            <text:p>0.0</text:p>
          </table:table-cell>
          <table:table-cell table:formula="of:=MIN([.$B20];[.$D20];[.$F20];[.$H20])"/>
          <table:table-cell table:formula="of:=MIN([.$C20];[.$E20];[.$G20];[.$I20])"/>
          <table:table-cell table:formula="of:=MEDIAN([.$B20];[.$D20];[.$F20];[.$H20])"/>
          <table:table-cell table:formula="of:=MEDIAN([.$C20];[.$E20];[.$G20];[.$I20])"/>
          <table:table-cell table:formula="of:=MAX([.$B20];[.$D20];[.$F20];[.$H20])"/>
          <table:table-cell table:formula="of:=MAX([.$C20];[.$E20];[.$G20];[.$I20])"/>
        </table:table-row>
        <table:table-row>
          <table:table-cell office:value-type="string">
            <text:p>./randomcore-100_250_2</text:p>
          </table:table-cell>
          <table:table-cell office:value-type="float" office:value="23.58" table:style-name="cellBest">
            <text:p>23.58</text:p>
          </table:table-cell>
          <table:table-cell office:value-type="float" office:value="0.0">
            <text:p>0.0</text:p>
          </table:table-cell>
          <table:table-cell office:value-type="float" office:value="543.29" table:style-name="cellWorst">
            <text:p>543.29</text:p>
          </table:table-cell>
          <table:table-cell office:value-type="float" office:value="0.0">
            <text:p>0.0</text:p>
          </table:table-cell>
          <table:table-cell office:value-type="float" office:value="26.68">
            <text:p>26.68</text:p>
          </table:table-cell>
          <table:table-cell office:value-type="float" office:value="0.0">
            <text:p>0.0</text:p>
          </table:table-cell>
          <table:table-cell office:value-type="float" office:value="97.06">
            <text:p>97.06</text:p>
          </table:table-cell>
          <table:table-cell office:value-type="float" office:value="0.0">
            <text:p>0.0</text:p>
          </table:table-cell>
          <table:table-cell table:formula="of:=MIN([.$B21];[.$D21];[.$F21];[.$H21])"/>
          <table:table-cell table:formula="of:=MIN([.$C21];[.$E21];[.$G21];[.$I21])"/>
          <table:table-cell table:formula="of:=MEDIAN([.$B21];[.$D21];[.$F21];[.$H21])"/>
          <table:table-cell table:formula="of:=MEDIAN([.$C21];[.$E21];[.$G21];[.$I21])"/>
          <table:table-cell table:formula="of:=MAX([.$B21];[.$D21];[.$F21];[.$H21])"/>
          <table:table-cell table:formula="of:=MAX([.$C21];[.$E21];[.$G21];[.$I21])"/>
        </table:table-row>
        <table:table-row>
          <table:table-cell office:value-type="string">
            <text:p>./randomcore-100_250_3</text:p>
          </table:table-cell>
          <table:table-cell office:value-type="float" office:value="18.35" table:style-name="cellBest">
            <text:p>18.35</text:p>
          </table:table-cell>
          <table:table-cell office:value-type="float" office:value="0.0">
            <text:p>0.0</text:p>
          </table:table-cell>
          <table:table-cell office:value-type="float" office:value="18.86">
            <text:p>18.86</text:p>
          </table:table-cell>
          <table:table-cell office:value-type="float" office:value="0.0">
            <text:p>0.0</text:p>
          </table:table-cell>
          <table:table-cell office:value-type="float" office:value="23.84">
            <text:p>23.84</text:p>
          </table:table-cell>
          <table:table-cell office:value-type="float" office:value="0.0">
            <text:p>0.0</text:p>
          </table:table-cell>
          <table:table-cell office:value-type="float" office:value="110.31" table:style-name="cellWorst">
            <text:p>110.31</text:p>
          </table:table-cell>
          <table:table-cell office:value-type="float" office:value="0.0">
            <text:p>0.0</text:p>
          </table:table-cell>
          <table:table-cell table:formula="of:=MIN([.$B22];[.$D22];[.$F22];[.$H22])"/>
          <table:table-cell table:formula="of:=MIN([.$C22];[.$E22];[.$G22];[.$I22])"/>
          <table:table-cell table:formula="of:=MEDIAN([.$B22];[.$D22];[.$F22];[.$H22])"/>
          <table:table-cell table:formula="of:=MEDIAN([.$C22];[.$E22];[.$G22];[.$I22])"/>
          <table:table-cell table:formula="of:=MAX([.$B22];[.$D22];[.$F22];[.$H22])"/>
          <table:table-cell table:formula="of:=MAX([.$C22];[.$E22];[.$G22];[.$I22])"/>
        </table:table-row>
        <table:table-row>
          <table:table-cell office:value-type="string">
            <text:p>./randomcore-100_250_4</text:p>
          </table:table-cell>
          <table:table-cell office:value-type="float" office:value="18.04">
            <text:p>18.04</text:p>
          </table:table-cell>
          <table:table-cell office:value-type="float" office:value="0.0">
            <text:p>0.0</text:p>
          </table:table-cell>
          <table:table-cell office:value-type="float" office:value="17.62" table:style-name="cellBest">
            <text:p>17.62</text:p>
          </table:table-cell>
          <table:table-cell office:value-type="float" office:value="0.0">
            <text:p>0.0</text:p>
          </table:table-cell>
          <table:table-cell office:value-type="float" office:value="19.09">
            <text:p>19.09</text:p>
          </table:table-cell>
          <table:table-cell office:value-type="float" office:value="0.0">
            <text:p>0.0</text:p>
          </table:table-cell>
          <table:table-cell office:value-type="float" office:value="108.09" table:style-name="cellWorst">
            <text:p>108.09</text:p>
          </table:table-cell>
          <table:table-cell office:value-type="float" office:value="0.0">
            <text:p>0.0</text:p>
          </table:table-cell>
          <table:table-cell table:formula="of:=MIN([.$B23];[.$D23];[.$F23];[.$H23])"/>
          <table:table-cell table:formula="of:=MIN([.$C23];[.$E23];[.$G23];[.$I23])"/>
          <table:table-cell table:formula="of:=MEDIAN([.$B23];[.$D23];[.$F23];[.$H23])"/>
          <table:table-cell table:formula="of:=MEDIAN([.$C23];[.$E23];[.$G23];[.$I23])"/>
          <table:table-cell table:formula="of:=MAX([.$B23];[.$D23];[.$F23];[.$H23])"/>
          <table:table-cell table:formula="of:=MAX([.$C23];[.$E23];[.$G23];[.$I23])"/>
        </table:table-row>
        <table:table-row>
          <table:table-cell office:value-type="string">
            <text:p>./randomcore-100_50_2</text:p>
          </table:table-cell>
          <table:table-cell office:value-type="float" office:value="6.46" table:style-name="cellBest">
            <text:p>6.46</text:p>
          </table:table-cell>
          <table:table-cell office:value-type="float" office:value="0.0">
            <text:p>0.0</text:p>
          </table:table-cell>
          <table:table-cell office:value-type="float" office:value="26.38" table:style-name="cellWorst">
            <text:p>26.38</text:p>
          </table:table-cell>
          <table:table-cell office:value-type="float" office:value="0.0">
            <text:p>0.0</text:p>
          </table:table-cell>
          <table:table-cell office:value-type="float" office:value="6.79">
            <text:p>6.79</text:p>
          </table:table-cell>
          <table:table-cell office:value-type="float" office:value="0.0">
            <text:p>0.0</text:p>
          </table:table-cell>
          <table:table-cell office:value-type="float" office:value="21.63">
            <text:p>21.63</text:p>
          </table:table-cell>
          <table:table-cell office:value-type="float" office:value="0.0">
            <text:p>0.0</text:p>
          </table:table-cell>
          <table:table-cell table:formula="of:=MIN([.$B24];[.$D24];[.$F24];[.$H24])"/>
          <table:table-cell table:formula="of:=MIN([.$C24];[.$E24];[.$G24];[.$I24])"/>
          <table:table-cell table:formula="of:=MEDIAN([.$B24];[.$D24];[.$F24];[.$H24])"/>
          <table:table-cell table:formula="of:=MEDIAN([.$C24];[.$E24];[.$G24];[.$I24])"/>
          <table:table-cell table:formula="of:=MAX([.$B24];[.$D24];[.$F24];[.$H24])"/>
          <table:table-cell table:formula="of:=MAX([.$C24];[.$E24];[.$G24];[.$I24])"/>
        </table:table-row>
        <table:table-row>
          <table:table-cell office:value-type="string">
            <text:p>./randomcore-100_50_3</text:p>
          </table:table-cell>
          <table:table-cell office:value-type="float" office:value="6.48">
            <text:p>6.48</text:p>
          </table:table-cell>
          <table:table-cell office:value-type="float" office:value="0.0">
            <text:p>0.0</text:p>
          </table:table-cell>
          <table:table-cell office:value-type="float" office:value="5.21" table:style-name="cellBest">
            <text:p>5.21</text:p>
          </table:table-cell>
          <table:table-cell office:value-type="float" office:value="0.0">
            <text:p>0.0</text:p>
          </table:table-cell>
          <table:table-cell office:value-type="float" office:value="5.38">
            <text:p>5.38</text:p>
          </table:table-cell>
          <table:table-cell office:value-type="float" office:value="0.0">
            <text:p>0.0</text:p>
          </table:table-cell>
          <table:table-cell office:value-type="float" office:value="19.67" table:style-name="cellWorst">
            <text:p>19.67</text:p>
          </table:table-cell>
          <table:table-cell office:value-type="float" office:value="0.0">
            <text:p>0.0</text:p>
          </table:table-cell>
          <table:table-cell table:formula="of:=MIN([.$B25];[.$D25];[.$F25];[.$H25])"/>
          <table:table-cell table:formula="of:=MIN([.$C25];[.$E25];[.$G25];[.$I25])"/>
          <table:table-cell table:formula="of:=MEDIAN([.$B25];[.$D25];[.$F25];[.$H25])"/>
          <table:table-cell table:formula="of:=MEDIAN([.$C25];[.$E25];[.$G25];[.$I25])"/>
          <table:table-cell table:formula="of:=MAX([.$B25];[.$D25];[.$F25];[.$H25])"/>
          <table:table-cell table:formula="of:=MAX([.$C25];[.$E25];[.$G25];[.$I25])"/>
        </table:table-row>
        <table:table-row>
          <table:table-cell office:value-type="string">
            <text:p>./randomcore-100_50_4</text:p>
          </table:table-cell>
          <table:table-cell office:value-type="float" office:value="6.03">
            <text:p>6.03</text:p>
          </table:table-cell>
          <table:table-cell office:value-type="float" office:value="0.0">
            <text:p>0.0</text:p>
          </table:table-cell>
          <table:table-cell office:value-type="float" office:value="6.2">
            <text:p>6.2</text:p>
          </table:table-cell>
          <table:table-cell office:value-type="float" office:value="0.0">
            <text:p>0.0</text:p>
          </table:table-cell>
          <table:table-cell office:value-type="float" office:value="5.65" table:style-name="cellBest">
            <text:p>5.65</text:p>
          </table:table-cell>
          <table:table-cell office:value-type="float" office:value="0.0">
            <text:p>0.0</text:p>
          </table:table-cell>
          <table:table-cell office:value-type="float" office:value="15.58" table:style-name="cellWorst">
            <text:p>15.58</text:p>
          </table:table-cell>
          <table:table-cell office:value-type="float" office:value="0.0">
            <text:p>0.0</text:p>
          </table:table-cell>
          <table:table-cell table:formula="of:=MIN([.$B26];[.$D26];[.$F26];[.$H26])"/>
          <table:table-cell table:formula="of:=MIN([.$C26];[.$E26];[.$G26];[.$I26])"/>
          <table:table-cell table:formula="of:=MEDIAN([.$B26];[.$D26];[.$F26];[.$H26])"/>
          <table:table-cell table:formula="of:=MEDIAN([.$C26];[.$E26];[.$G26];[.$I26])"/>
          <table:table-cell table:formula="of:=MAX([.$B26];[.$D26];[.$F26];[.$H26])"/>
          <table:table-cell table:formula="of:=MAX([.$C26];[.$E26];[.$G26];[.$I26])"/>
        </table:table-row>
        <table:table-row>
          <table:table-cell office:value-type="string">
            <text:p>./randomcore-200_150_2</text:p>
          </table:table-cell>
          <table:table-cell office:value-type="float" office:value="24.49" table:style-name="cellBest">
            <text:p>24.49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24.87">
            <text:p>24.87</text:p>
          </table:table-cell>
          <table:table-cell office:value-type="float" office:value="0.0">
            <text:p>0.0</text:p>
          </table:table-cell>
          <table:table-cell office:value-type="float" office:value="159.08">
            <text:p>159.08</text:p>
          </table:table-cell>
          <table:table-cell office:value-type="float" office:value="0.0">
            <text:p>0.0</text:p>
          </table:table-cell>
          <table:table-cell table:formula="of:=MIN([.$B27];[.$D27];[.$F27];[.$H27])"/>
          <table:table-cell table:formula="of:=MIN([.$C27];[.$E27];[.$G27];[.$I27])"/>
          <table:table-cell table:formula="of:=MEDIAN([.$B27];[.$D27];[.$F27];[.$H27])"/>
          <table:table-cell table:formula="of:=MEDIAN([.$C27];[.$E27];[.$G27];[.$I27])"/>
          <table:table-cell table:formula="of:=MAX([.$B27];[.$D27];[.$F27];[.$H27])"/>
          <table:table-cell table:formula="of:=MAX([.$C27];[.$E27];[.$G27];[.$I27])"/>
        </table:table-row>
        <table:table-row>
          <table:table-cell office:value-type="string">
            <text:p>./randomcore-200_150_3</text:p>
          </table:table-cell>
          <table:table-cell office:value-type="float" office:value="22.15">
            <text:p>22.15</text:p>
          </table:table-cell>
          <table:table-cell office:value-type="float" office:value="0.0">
            <text:p>0.0</text:p>
          </table:table-cell>
          <table:table-cell office:value-type="float" office:value="26.92">
            <text:p>26.92</text:p>
          </table:table-cell>
          <table:table-cell office:value-type="float" office:value="0.0">
            <text:p>0.0</text:p>
          </table:table-cell>
          <table:table-cell office:value-type="float" office:value="21.02" table:style-name="cellBest">
            <text:p>21.02</text:p>
          </table:table-cell>
          <table:table-cell office:value-type="float" office:value="0.0">
            <text:p>0.0</text:p>
          </table:table-cell>
          <table:table-cell office:value-type="float" office:value="128.43" table:style-name="cellWorst">
            <text:p>128.43</text:p>
          </table:table-cell>
          <table:table-cell office:value-type="float" office:value="0.0">
            <text:p>0.0</text:p>
          </table:table-cell>
          <table:table-cell table:formula="of:=MIN([.$B28];[.$D28];[.$F28];[.$H28])"/>
          <table:table-cell table:formula="of:=MIN([.$C28];[.$E28];[.$G28];[.$I28])"/>
          <table:table-cell table:formula="of:=MEDIAN([.$B28];[.$D28];[.$F28];[.$H28])"/>
          <table:table-cell table:formula="of:=MEDIAN([.$C28];[.$E28];[.$G28];[.$I28])"/>
          <table:table-cell table:formula="of:=MAX([.$B28];[.$D28];[.$F28];[.$H28])"/>
          <table:table-cell table:formula="of:=MAX([.$C28];[.$E28];[.$G28];[.$I28])"/>
        </table:table-row>
        <table:table-row>
          <table:table-cell office:value-type="string">
            <text:p>./randomcore-200_150_4</text:p>
          </table:table-cell>
          <table:table-cell office:value-type="float" office:value="19.43" table:style-name="cellBest">
            <text:p>19.43</text:p>
          </table:table-cell>
          <table:table-cell office:value-type="float" office:value="0.0">
            <text:p>0.0</text:p>
          </table:table-cell>
          <table:table-cell office:value-type="float" office:value="20.47">
            <text:p>20.47</text:p>
          </table:table-cell>
          <table:table-cell office:value-type="float" office:value="0.0">
            <text:p>0.0</text:p>
          </table:table-cell>
          <table:table-cell office:value-type="float" office:value="25.85">
            <text:p>25.85</text:p>
          </table:table-cell>
          <table:table-cell office:value-type="float" office:value="0.0">
            <text:p>0.0</text:p>
          </table:table-cell>
          <table:table-cell office:value-type="float" office:value="128.0" table:style-name="cellWorst">
            <text:p>128.0</text:p>
          </table:table-cell>
          <table:table-cell office:value-type="float" office:value="0.0">
            <text:p>0.0</text:p>
          </table:table-cell>
          <table:table-cell table:formula="of:=MIN([.$B29];[.$D29];[.$F29];[.$H29])"/>
          <table:table-cell table:formula="of:=MIN([.$C29];[.$E29];[.$G29];[.$I29])"/>
          <table:table-cell table:formula="of:=MEDIAN([.$B29];[.$D29];[.$F29];[.$H29])"/>
          <table:table-cell table:formula="of:=MEDIAN([.$C29];[.$E29];[.$G29];[.$I29])"/>
          <table:table-cell table:formula="of:=MAX([.$B29];[.$D29];[.$F29];[.$H29])"/>
          <table:table-cell table:formula="of:=MAX([.$C29];[.$E29];[.$G29];[.$I29])"/>
        </table:table-row>
        <table:table-row>
          <table:table-cell office:value-type="string">
            <text:p>./randomcore-200_250_2</text:p>
          </table:table-cell>
          <table:table-cell office:value-type="float" office:value="40.06" table:style-name="cellBest">
            <text:p>40.06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43.95">
            <text:p>43.95</text:p>
          </table:table-cell>
          <table:table-cell office:value-type="float" office:value="0.0">
            <text:p>0.0</text:p>
          </table:table-cell>
          <table:table-cell office:value-type="float" office:value="222.01">
            <text:p>222.01</text:p>
          </table:table-cell>
          <table:table-cell office:value-type="float" office:value="0.0">
            <text:p>0.0</text:p>
          </table:table-cell>
          <table:table-cell table:formula="of:=MIN([.$B30];[.$D30];[.$F30];[.$H30])"/>
          <table:table-cell table:formula="of:=MIN([.$C30];[.$E30];[.$G30];[.$I30])"/>
          <table:table-cell table:formula="of:=MEDIAN([.$B30];[.$D30];[.$F30];[.$H30])"/>
          <table:table-cell table:formula="of:=MEDIAN([.$C30];[.$E30];[.$G30];[.$I30])"/>
          <table:table-cell table:formula="of:=MAX([.$B30];[.$D30];[.$F30];[.$H30])"/>
          <table:table-cell table:formula="of:=MAX([.$C30];[.$E30];[.$G30];[.$I30])"/>
        </table:table-row>
        <table:table-row>
          <table:table-cell office:value-type="string">
            <text:p>./randomcore-200_250_3</text:p>
          </table:table-cell>
          <table:table-cell office:value-type="float" office:value="35.61">
            <text:p>35.61</text:p>
          </table:table-cell>
          <table:table-cell office:value-type="float" office:value="0.0">
            <text:p>0.0</text:p>
          </table:table-cell>
          <table:table-cell office:value-type="float" office:value="35.21" table:style-name="cellBest">
            <text:p>35.21</text:p>
          </table:table-cell>
          <table:table-cell office:value-type="float" office:value="0.0">
            <text:p>0.0</text:p>
          </table:table-cell>
          <table:table-cell office:value-type="float" office:value="36.92">
            <text:p>36.92</text:p>
          </table:table-cell>
          <table:table-cell office:value-type="float" office:value="0.0">
            <text:p>0.0</text:p>
          </table:table-cell>
          <table:table-cell office:value-type="float" office:value="303.71" table:style-name="cellWorst">
            <text:p>303.71</text:p>
          </table:table-cell>
          <table:table-cell office:value-type="float" office:value="0.0">
            <text:p>0.0</text:p>
          </table:table-cell>
          <table:table-cell table:formula="of:=MIN([.$B31];[.$D31];[.$F31];[.$H31])"/>
          <table:table-cell table:formula="of:=MIN([.$C31];[.$E31];[.$G31];[.$I31])"/>
          <table:table-cell table:formula="of:=MEDIAN([.$B31];[.$D31];[.$F31];[.$H31])"/>
          <table:table-cell table:formula="of:=MEDIAN([.$C31];[.$E31];[.$G31];[.$I31])"/>
          <table:table-cell table:formula="of:=MAX([.$B31];[.$D31];[.$F31];[.$H31])"/>
          <table:table-cell table:formula="of:=MAX([.$C31];[.$E31];[.$G31];[.$I31])"/>
        </table:table-row>
        <table:table-row>
          <table:table-cell office:value-type="string">
            <text:p>./randomcore-200_250_4</text:p>
          </table:table-cell>
          <table:table-cell office:value-type="float" office:value="38.45" table:style-name="cellBest">
            <text:p>38.45</text:p>
          </table:table-cell>
          <table:table-cell office:value-type="float" office:value="0.0">
            <text:p>0.0</text:p>
          </table:table-cell>
          <table:table-cell office:value-type="float" office:value="46.15">
            <text:p>46.15</text:p>
          </table:table-cell>
          <table:table-cell office:value-type="float" office:value="0.0">
            <text:p>0.0</text:p>
          </table:table-cell>
          <table:table-cell office:value-type="float" office:value="48.96">
            <text:p>48.96</text:p>
          </table:table-cell>
          <table:table-cell office:value-type="float" office:value="0.0">
            <text:p>0.0</text:p>
          </table:table-cell>
          <table:table-cell office:value-type="float" office:value="288.93" table:style-name="cellWorst">
            <text:p>288.93</text:p>
          </table:table-cell>
          <table:table-cell office:value-type="float" office:value="0.0">
            <text:p>0.0</text:p>
          </table:table-cell>
          <table:table-cell table:formula="of:=MIN([.$B32];[.$D32];[.$F32];[.$H32])"/>
          <table:table-cell table:formula="of:=MIN([.$C32];[.$E32];[.$G32];[.$I32])"/>
          <table:table-cell table:formula="of:=MEDIAN([.$B32];[.$D32];[.$F32];[.$H32])"/>
          <table:table-cell table:formula="of:=MEDIAN([.$C32];[.$E32];[.$G32];[.$I32])"/>
          <table:table-cell table:formula="of:=MAX([.$B32];[.$D32];[.$F32];[.$H32])"/>
          <table:table-cell table:formula="of:=MAX([.$C32];[.$E32];[.$G32];[.$I32])"/>
        </table:table-row>
        <table:table-row>
          <table:table-cell office:value-type="string">
            <text:p>./randomcore-200_50_2</text:p>
          </table:table-cell>
          <table:table-cell office:value-type="float" office:value="8.72" table:style-name="cellBest">
            <text:p>8.72</text:p>
          </table:table-cell>
          <table:table-cell office:value-type="float" office:value="0.0">
            <text:p>0.0</text:p>
          </table:table-cell>
          <table:table-cell office:value-type="float" office:value="42.38">
            <text:p>42.38</text:p>
          </table:table-cell>
          <table:table-cell office:value-type="float" office:value="0.0">
            <text:p>0.0</text:p>
          </table:table-cell>
          <table:table-cell office:value-type="float" office:value="9.03">
            <text:p>9.03</text:p>
          </table:table-cell>
          <table:table-cell office:value-type="float" office:value="0.0">
            <text:p>0.0</text:p>
          </table:table-cell>
          <table:table-cell office:value-type="float" office:value="43.89" table:style-name="cellWorst">
            <text:p>43.89</text:p>
          </table:table-cell>
          <table:table-cell office:value-type="float" office:value="0.0">
            <text:p>0.0</text:p>
          </table:table-cell>
          <table:table-cell table:formula="of:=MIN([.$B33];[.$D33];[.$F33];[.$H33])"/>
          <table:table-cell table:formula="of:=MIN([.$C33];[.$E33];[.$G33];[.$I33])"/>
          <table:table-cell table:formula="of:=MEDIAN([.$B33];[.$D33];[.$F33];[.$H33])"/>
          <table:table-cell table:formula="of:=MEDIAN([.$C33];[.$E33];[.$G33];[.$I33])"/>
          <table:table-cell table:formula="of:=MAX([.$B33];[.$D33];[.$F33];[.$H33])"/>
          <table:table-cell table:formula="of:=MAX([.$C33];[.$E33];[.$G33];[.$I33])"/>
        </table:table-row>
        <table:table-row>
          <table:table-cell office:value-type="string">
            <text:p>./randomcore-200_50_3</text:p>
          </table:table-cell>
          <table:table-cell office:value-type="float" office:value="8.0" table:style-name="cellBest">
            <text:p>8.0</text:p>
          </table:table-cell>
          <table:table-cell office:value-type="float" office:value="0.0">
            <text:p>0.0</text:p>
          </table:table-cell>
          <table:table-cell office:value-type="float" office:value="8.16">
            <text:p>8.16</text:p>
          </table:table-cell>
          <table:table-cell office:value-type="float" office:value="0.0">
            <text:p>0.0</text:p>
          </table:table-cell>
          <table:table-cell office:value-type="float" office:value="10.38">
            <text:p>10.38</text:p>
          </table:table-cell>
          <table:table-cell office:value-type="float" office:value="0.0">
            <text:p>0.0</text:p>
          </table:table-cell>
          <table:table-cell office:value-type="float" office:value="42.54" table:style-name="cellWorst">
            <text:p>42.54</text:p>
          </table:table-cell>
          <table:table-cell office:value-type="float" office:value="0.0">
            <text:p>0.0</text:p>
          </table:table-cell>
          <table:table-cell table:formula="of:=MIN([.$B34];[.$D34];[.$F34];[.$H34])"/>
          <table:table-cell table:formula="of:=MIN([.$C34];[.$E34];[.$G34];[.$I34])"/>
          <table:table-cell table:formula="of:=MEDIAN([.$B34];[.$D34];[.$F34];[.$H34])"/>
          <table:table-cell table:formula="of:=MEDIAN([.$C34];[.$E34];[.$G34];[.$I34])"/>
          <table:table-cell table:formula="of:=MAX([.$B34];[.$D34];[.$F34];[.$H34])"/>
          <table:table-cell table:formula="of:=MAX([.$C34];[.$E34];[.$G34];[.$I34])"/>
        </table:table-row>
        <table:table-row>
          <table:table-cell office:value-type="string">
            <text:p>./randomcore-200_50_4</text:p>
          </table:table-cell>
          <table:table-cell office:value-type="float" office:value="8.92" table:style-name="cellBest">
            <text:p>8.92</text:p>
          </table:table-cell>
          <table:table-cell office:value-type="float" office:value="0.0">
            <text:p>0.0</text:p>
          </table:table-cell>
          <table:table-cell office:value-type="float" office:value="10.05">
            <text:p>10.05</text:p>
          </table:table-cell>
          <table:table-cell office:value-type="float" office:value="0.0">
            <text:p>0.0</text:p>
          </table:table-cell>
          <table:table-cell office:value-type="float" office:value="9.32">
            <text:p>9.32</text:p>
          </table:table-cell>
          <table:table-cell office:value-type="float" office:value="0.0">
            <text:p>0.0</text:p>
          </table:table-cell>
          <table:table-cell office:value-type="float" office:value="33.01" table:style-name="cellWorst">
            <text:p>33.01</text:p>
          </table:table-cell>
          <table:table-cell office:value-type="float" office:value="0.0">
            <text:p>0.0</text:p>
          </table:table-cell>
          <table:table-cell table:formula="of:=MIN([.$B35];[.$D35];[.$F35];[.$H35])"/>
          <table:table-cell table:formula="of:=MIN([.$C35];[.$E35];[.$G35];[.$I35])"/>
          <table:table-cell table:formula="of:=MEDIAN([.$B35];[.$D35];[.$F35];[.$H35])"/>
          <table:table-cell table:formula="of:=MEDIAN([.$C35];[.$E35];[.$G35];[.$I35])"/>
          <table:table-cell table:formula="of:=MAX([.$B35];[.$D35];[.$F35];[.$H35])"/>
          <table:table-cell table:formula="of:=MAX([.$C35];[.$E35];[.$G35];[.$I35])"/>
        </table:table-row>
        <table:table-row>
          <table:table-cell office:value-type="string">
            <text:p>./randomcore-25_150_2</text:p>
          </table:table-cell>
          <table:table-cell office:value-type="float" office:value="4.68" table:style-name="cellBest">
            <text:p>4.68</text:p>
          </table:table-cell>
          <table:table-cell office:value-type="float" office:value="0.0">
            <text:p>0.0</text:p>
          </table:table-cell>
          <table:table-cell office:value-type="float" office:value="30.0" table:style-name="cellWorst">
            <text:p>30.0</text:p>
          </table:table-cell>
          <table:table-cell office:value-type="float" office:value="0.0">
            <text:p>0.0</text:p>
          </table:table-cell>
          <table:table-cell office:value-type="float" office:value="6.43">
            <text:p>6.43</text:p>
          </table:table-cell>
          <table:table-cell office:value-type="float" office:value="0.0">
            <text:p>0.0</text:p>
          </table:table-cell>
          <table:table-cell office:value-type="float" office:value="17.18">
            <text:p>17.18</text:p>
          </table:table-cell>
          <table:table-cell office:value-type="float" office:value="0.0">
            <text:p>0.0</text:p>
          </table:table-cell>
          <table:table-cell table:formula="of:=MIN([.$B36];[.$D36];[.$F36];[.$H36])"/>
          <table:table-cell table:formula="of:=MIN([.$C36];[.$E36];[.$G36];[.$I36])"/>
          <table:table-cell table:formula="of:=MEDIAN([.$B36];[.$D36];[.$F36];[.$H36])"/>
          <table:table-cell table:formula="of:=MEDIAN([.$C36];[.$E36];[.$G36];[.$I36])"/>
          <table:table-cell table:formula="of:=MAX([.$B36];[.$D36];[.$F36];[.$H36])"/>
          <table:table-cell table:formula="of:=MAX([.$C36];[.$E36];[.$G36];[.$I36])"/>
        </table:table-row>
        <table:table-row>
          <table:table-cell office:value-type="string">
            <text:p>./randomcore-25_150_3</text:p>
          </table:table-cell>
          <table:table-cell office:value-type="float" office:value="4.94">
            <text:p>4.94</text:p>
          </table:table-cell>
          <table:table-cell office:value-type="float" office:value="0.0">
            <text:p>0.0</text:p>
          </table:table-cell>
          <table:table-cell office:value-type="float" office:value="6.14">
            <text:p>6.14</text:p>
          </table:table-cell>
          <table:table-cell office:value-type="float" office:value="0.0">
            <text:p>0.0</text:p>
          </table:table-cell>
          <table:table-cell office:value-type="float" office:value="4.75" table:style-name="cellBest">
            <text:p>4.75</text:p>
          </table:table-cell>
          <table:table-cell office:value-type="float" office:value="0.0">
            <text:p>0.0</text:p>
          </table:table-cell>
          <table:table-cell office:value-type="float" office:value="17.42" table:style-name="cellWorst">
            <text:p>17.42</text:p>
          </table:table-cell>
          <table:table-cell office:value-type="float" office:value="0.0">
            <text:p>0.0</text:p>
          </table:table-cell>
          <table:table-cell table:formula="of:=MIN([.$B37];[.$D37];[.$F37];[.$H37])"/>
          <table:table-cell table:formula="of:=MIN([.$C37];[.$E37];[.$G37];[.$I37])"/>
          <table:table-cell table:formula="of:=MEDIAN([.$B37];[.$D37];[.$F37];[.$H37])"/>
          <table:table-cell table:formula="of:=MEDIAN([.$C37];[.$E37];[.$G37];[.$I37])"/>
          <table:table-cell table:formula="of:=MAX([.$B37];[.$D37];[.$F37];[.$H37])"/>
          <table:table-cell table:formula="of:=MAX([.$C37];[.$E37];[.$G37];[.$I37])"/>
        </table:table-row>
        <table:table-row>
          <table:table-cell office:value-type="string">
            <text:p>./randomcore-25_150_4</text:p>
          </table:table-cell>
          <table:table-cell office:value-type="float" office:value="5.37">
            <text:p>5.37</text:p>
          </table:table-cell>
          <table:table-cell office:value-type="float" office:value="0.0">
            <text:p>0.0</text:p>
          </table:table-cell>
          <table:table-cell office:value-type="float" office:value="4.72" table:style-name="cellBest">
            <text:p>4.72</text:p>
          </table:table-cell>
          <table:table-cell office:value-type="float" office:value="0.0">
            <text:p>0.0</text:p>
          </table:table-cell>
          <table:table-cell office:value-type="float" office:value="5.64">
            <text:p>5.64</text:p>
          </table:table-cell>
          <table:table-cell office:value-type="float" office:value="0.0">
            <text:p>0.0</text:p>
          </table:table-cell>
          <table:table-cell office:value-type="float" office:value="13.36" table:style-name="cellWorst">
            <text:p>13.36</text:p>
          </table:table-cell>
          <table:table-cell office:value-type="float" office:value="0.0">
            <text:p>0.0</text:p>
          </table:table-cell>
          <table:table-cell table:formula="of:=MIN([.$B38];[.$D38];[.$F38];[.$H38])"/>
          <table:table-cell table:formula="of:=MIN([.$C38];[.$E38];[.$G38];[.$I38])"/>
          <table:table-cell table:formula="of:=MEDIAN([.$B38];[.$D38];[.$F38];[.$H38])"/>
          <table:table-cell table:formula="of:=MEDIAN([.$C38];[.$E38];[.$G38];[.$I38])"/>
          <table:table-cell table:formula="of:=MAX([.$B38];[.$D38];[.$F38];[.$H38])"/>
          <table:table-cell table:formula="of:=MAX([.$C38];[.$E38];[.$G38];[.$I38])"/>
        </table:table-row>
        <table:table-row>
          <table:table-cell office:value-type="string">
            <text:p>./randomcore-25_250_2</text:p>
          </table:table-cell>
          <table:table-cell office:value-type="float" office:value="6.07" table:style-name="cellBest">
            <text:p>6.07</text:p>
          </table:table-cell>
          <table:table-cell office:value-type="float" office:value="0.0">
            <text:p>0.0</text:p>
          </table:table-cell>
          <table:table-cell office:value-type="float" office:value="51.45" table:style-name="cellWorst">
            <text:p>51.45</text:p>
          </table:table-cell>
          <table:table-cell office:value-type="float" office:value="0.0">
            <text:p>0.0</text:p>
          </table:table-cell>
          <table:table-cell office:value-type="float" office:value="6.38">
            <text:p>6.38</text:p>
          </table:table-cell>
          <table:table-cell office:value-type="float" office:value="0.0">
            <text:p>0.0</text:p>
          </table:table-cell>
          <table:table-cell office:value-type="float" office:value="20.94">
            <text:p>20.94</text:p>
          </table:table-cell>
          <table:table-cell office:value-type="float" office:value="0.0">
            <text:p>0.0</text:p>
          </table:table-cell>
          <table:table-cell table:formula="of:=MIN([.$B39];[.$D39];[.$F39];[.$H39])"/>
          <table:table-cell table:formula="of:=MIN([.$C39];[.$E39];[.$G39];[.$I39])"/>
          <table:table-cell table:formula="of:=MEDIAN([.$B39];[.$D39];[.$F39];[.$H39])"/>
          <table:table-cell table:formula="of:=MEDIAN([.$C39];[.$E39];[.$G39];[.$I39])"/>
          <table:table-cell table:formula="of:=MAX([.$B39];[.$D39];[.$F39];[.$H39])"/>
          <table:table-cell table:formula="of:=MAX([.$C39];[.$E39];[.$G39];[.$I39])"/>
        </table:table-row>
        <table:table-row>
          <table:table-cell office:value-type="string">
            <text:p>./randomcore-25_250_3</text:p>
          </table:table-cell>
          <table:table-cell office:value-type="float" office:value="7.09" table:style-name="cellBest">
            <text:p>7.09</text:p>
          </table:table-cell>
          <table:table-cell office:value-type="float" office:value="0.0">
            <text:p>0.0</text:p>
          </table:table-cell>
          <table:table-cell office:value-type="float" office:value="7.17">
            <text:p>7.17</text:p>
          </table:table-cell>
          <table:table-cell office:value-type="float" office:value="0.0">
            <text:p>0.0</text:p>
          </table:table-cell>
          <table:table-cell office:value-type="float" office:value="7.3">
            <text:p>7.3</text:p>
          </table:table-cell>
          <table:table-cell office:value-type="float" office:value="0.0">
            <text:p>0.0</text:p>
          </table:table-cell>
          <table:table-cell office:value-type="float" office:value="28.45" table:style-name="cellWorst">
            <text:p>28.45</text:p>
          </table:table-cell>
          <table:table-cell office:value-type="float" office:value="0.0">
            <text:p>0.0</text:p>
          </table:table-cell>
          <table:table-cell table:formula="of:=MIN([.$B40];[.$D40];[.$F40];[.$H40])"/>
          <table:table-cell table:formula="of:=MIN([.$C40];[.$E40];[.$G40];[.$I40])"/>
          <table:table-cell table:formula="of:=MEDIAN([.$B40];[.$D40];[.$F40];[.$H40])"/>
          <table:table-cell table:formula="of:=MEDIAN([.$C40];[.$E40];[.$G40];[.$I40])"/>
          <table:table-cell table:formula="of:=MAX([.$B40];[.$D40];[.$F40];[.$H40])"/>
          <table:table-cell table:formula="of:=MAX([.$C40];[.$E40];[.$G40];[.$I40])"/>
        </table:table-row>
        <table:table-row>
          <table:table-cell office:value-type="string">
            <text:p>./randomcore-25_250_4</text:p>
          </table:table-cell>
          <table:table-cell office:value-type="float" office:value="7.1" table:style-name="cellBest">
            <text:p>7.1</text:p>
          </table:table-cell>
          <table:table-cell office:value-type="float" office:value="0.0">
            <text:p>0.0</text:p>
          </table:table-cell>
          <table:table-cell office:value-type="float" office:value="8.35">
            <text:p>8.35</text:p>
          </table:table-cell>
          <table:table-cell office:value-type="float" office:value="0.0">
            <text:p>0.0</text:p>
          </table:table-cell>
          <table:table-cell office:value-type="float" office:value="7.75">
            <text:p>7.75</text:p>
          </table:table-cell>
          <table:table-cell office:value-type="float" office:value="0.0">
            <text:p>0.0</text:p>
          </table:table-cell>
          <table:table-cell office:value-type="float" office:value="23.9" table:style-name="cellWorst">
            <text:p>23.9</text:p>
          </table:table-cell>
          <table:table-cell office:value-type="float" office:value="0.0">
            <text:p>0.0</text:p>
          </table:table-cell>
          <table:table-cell table:formula="of:=MIN([.$B41];[.$D41];[.$F41];[.$H41])"/>
          <table:table-cell table:formula="of:=MIN([.$C41];[.$E41];[.$G41];[.$I41])"/>
          <table:table-cell table:formula="of:=MEDIAN([.$B41];[.$D41];[.$F41];[.$H41])"/>
          <table:table-cell table:formula="of:=MEDIAN([.$C41];[.$E41];[.$G41];[.$I41])"/>
          <table:table-cell table:formula="of:=MAX([.$B41];[.$D41];[.$F41];[.$H41])"/>
          <table:table-cell table:formula="of:=MAX([.$C41];[.$E41];[.$G41];[.$I41])"/>
        </table:table-row>
        <table:table-row>
          <table:table-cell office:value-type="string">
            <text:p>./randomcore-25_50_2</text:p>
          </table:table-cell>
          <table:table-cell office:value-type="float" office:value="3.25" table:style-name="cellBest">
            <text:p>3.25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float" office:value="0.0">
            <text:p>0.0</text:p>
          </table:table-cell>
          <table:table-cell office:value-type="float" office:value="4.53">
            <text:p>4.53</text:p>
          </table:table-cell>
          <table:table-cell office:value-type="float" office:value="0.0">
            <text:p>0.0</text:p>
          </table:table-cell>
          <table:table-cell office:value-type="float" office:value="7.36" table:style-name="cellWorst">
            <text:p>7.36</text:p>
          </table:table-cell>
          <table:table-cell office:value-type="float" office:value="0.0">
            <text:p>0.0</text:p>
          </table:table-cell>
          <table:table-cell table:formula="of:=MIN([.$B42];[.$D42];[.$F42];[.$H42])"/>
          <table:table-cell table:formula="of:=MIN([.$C42];[.$E42];[.$G42];[.$I42])"/>
          <table:table-cell table:formula="of:=MEDIAN([.$B42];[.$D42];[.$F42];[.$H42])"/>
          <table:table-cell table:formula="of:=MEDIAN([.$C42];[.$E42];[.$G42];[.$I42])"/>
          <table:table-cell table:formula="of:=MAX([.$B42];[.$D42];[.$F42];[.$H42])"/>
          <table:table-cell table:formula="of:=MAX([.$C42];[.$E42];[.$G42];[.$I42])"/>
        </table:table-row>
        <table:table-row>
          <table:table-cell office:value-type="string">
            <text:p>./randomcore-25_50_3</text:p>
          </table:table-cell>
          <table:table-cell office:value-type="float" office:value="4.77">
            <text:p>4.77</text:p>
          </table:table-cell>
          <table:table-cell office:value-type="float" office:value="0.0">
            <text:p>0.0</text:p>
          </table:table-cell>
          <table:table-cell office:value-type="float" office:value="3.63">
            <text:p>3.63</text:p>
          </table:table-cell>
          <table:table-cell office:value-type="float" office:value="0.0">
            <text:p>0.0</text:p>
          </table:table-cell>
          <table:table-cell office:value-type="float" office:value="2.99" table:style-name="cellBest">
            <text:p>2.99</text:p>
          </table:table-cell>
          <table:table-cell office:value-type="float" office:value="0.0">
            <text:p>0.0</text:p>
          </table:table-cell>
          <table:table-cell office:value-type="float" office:value="6.93" table:style-name="cellWorst">
            <text:p>6.93</text:p>
          </table:table-cell>
          <table:table-cell office:value-type="float" office:value="0.0">
            <text:p>0.0</text:p>
          </table:table-cell>
          <table:table-cell table:formula="of:=MIN([.$B43];[.$D43];[.$F43];[.$H43])"/>
          <table:table-cell table:formula="of:=MIN([.$C43];[.$E43];[.$G43];[.$I43])"/>
          <table:table-cell table:formula="of:=MEDIAN([.$B43];[.$D43];[.$F43];[.$H43])"/>
          <table:table-cell table:formula="of:=MEDIAN([.$C43];[.$E43];[.$G43];[.$I43])"/>
          <table:table-cell table:formula="of:=MAX([.$B43];[.$D43];[.$F43];[.$H43])"/>
          <table:table-cell table:formula="of:=MAX([.$C43];[.$E43];[.$G43];[.$I43])"/>
        </table:table-row>
        <table:table-row>
          <table:table-cell office:value-type="string">
            <text:p>./randomcore-25_50_4</text:p>
          </table:table-cell>
          <table:table-cell office:value-type="float" office:value="3.82">
            <text:p>3.82</text:p>
          </table:table-cell>
          <table:table-cell office:value-type="float" office:value="0.0">
            <text:p>0.0</text:p>
          </table:table-cell>
          <table:table-cell office:value-type="float" office:value="3.22" table:style-name="cellBest">
            <text:p>3.22</text:p>
          </table:table-cell>
          <table:table-cell office:value-type="float" office:value="0.0">
            <text:p>0.0</text:p>
          </table:table-cell>
          <table:table-cell office:value-type="float" office:value="3.39">
            <text:p>3.39</text:p>
          </table:table-cell>
          <table:table-cell office:value-type="float" office:value="0.0">
            <text:p>0.0</text:p>
          </table:table-cell>
          <table:table-cell office:value-type="float" office:value="5.91" table:style-name="cellWorst">
            <text:p>5.91</text:p>
          </table:table-cell>
          <table:table-cell office:value-type="float" office:value="0.0">
            <text:p>0.0</text:p>
          </table:table-cell>
          <table:table-cell table:formula="of:=MIN([.$B44];[.$D44];[.$F44];[.$H44])"/>
          <table:table-cell table:formula="of:=MIN([.$C44];[.$E44];[.$G44];[.$I44])"/>
          <table:table-cell table:formula="of:=MEDIAN([.$B44];[.$D44];[.$F44];[.$H44])"/>
          <table:table-cell table:formula="of:=MEDIAN([.$C44];[.$E44];[.$G44];[.$I44])"/>
          <table:table-cell table:formula="of:=MAX([.$B44];[.$D44];[.$F44];[.$H44])"/>
          <table:table-cell table:formula="of:=MAX([.$C44];[.$E44];[.$G44];[.$I44])"/>
        </table:table-row>
        <table:table-row>
          <table:table-cell office:value-type="string">
            <text:p>./randomcore-400_150_2</text:p>
          </table:table-cell>
          <table:table-cell office:value-type="float" office:value="42.9" table:style-name="cellBest">
            <text:p>42.9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63.09">
            <text:p>63.09</text:p>
          </table:table-cell>
          <table:table-cell office:value-type="float" office:value="0.0">
            <text:p>0.0</text:p>
          </table:table-cell>
          <table:table-cell office:value-type="float" office:value="337.94">
            <text:p>337.94</text:p>
          </table:table-cell>
          <table:table-cell office:value-type="float" office:value="0.0">
            <text:p>0.0</text:p>
          </table:table-cell>
          <table:table-cell table:formula="of:=MIN([.$B45];[.$D45];[.$F45];[.$H45])"/>
          <table:table-cell table:formula="of:=MIN([.$C45];[.$E45];[.$G45];[.$I45])"/>
          <table:table-cell table:formula="of:=MEDIAN([.$B45];[.$D45];[.$F45];[.$H45])"/>
          <table:table-cell table:formula="of:=MEDIAN([.$C45];[.$E45];[.$G45];[.$I45])"/>
          <table:table-cell table:formula="of:=MAX([.$B45];[.$D45];[.$F45];[.$H45])"/>
          <table:table-cell table:formula="of:=MAX([.$C45];[.$E45];[.$G45];[.$I45])"/>
        </table:table-row>
        <table:table-row>
          <table:table-cell office:value-type="string">
            <text:p>./randomcore-400_150_3</text:p>
          </table:table-cell>
          <table:table-cell office:value-type="float" office:value="42.29">
            <text:p>42.29</text:p>
          </table:table-cell>
          <table:table-cell office:value-type="float" office:value="0.0">
            <text:p>0.0</text:p>
          </table:table-cell>
          <table:table-cell office:value-type="float" office:value="40.23" table:style-name="cellBest">
            <text:p>40.23</text:p>
          </table:table-cell>
          <table:table-cell office:value-type="float" office:value="0.0">
            <text:p>0.0</text:p>
          </table:table-cell>
          <table:table-cell office:value-type="float" office:value="53.02">
            <text:p>53.02</text:p>
          </table:table-cell>
          <table:table-cell office:value-type="float" office:value="0.0">
            <text:p>0.0</text:p>
          </table:table-cell>
          <table:table-cell office:value-type="float" office:value="364.9" table:style-name="cellWorst">
            <text:p>364.9</text:p>
          </table:table-cell>
          <table:table-cell office:value-type="float" office:value="0.0">
            <text:p>0.0</text:p>
          </table:table-cell>
          <table:table-cell table:formula="of:=MIN([.$B46];[.$D46];[.$F46];[.$H46])"/>
          <table:table-cell table:formula="of:=MIN([.$C46];[.$E46];[.$G46];[.$I46])"/>
          <table:table-cell table:formula="of:=MEDIAN([.$B46];[.$D46];[.$F46];[.$H46])"/>
          <table:table-cell table:formula="of:=MEDIAN([.$C46];[.$E46];[.$G46];[.$I46])"/>
          <table:table-cell table:formula="of:=MAX([.$B46];[.$D46];[.$F46];[.$H46])"/>
          <table:table-cell table:formula="of:=MAX([.$C46];[.$E46];[.$G46];[.$I46])"/>
        </table:table-row>
        <table:table-row>
          <table:table-cell office:value-type="string">
            <text:p>./randomcore-400_150_4</text:p>
          </table:table-cell>
          <table:table-cell office:value-type="float" office:value="40.89">
            <text:p>40.89</text:p>
          </table:table-cell>
          <table:table-cell office:value-type="float" office:value="0.0">
            <text:p>0.0</text:p>
          </table:table-cell>
          <table:table-cell office:value-type="float" office:value="39.14" table:style-name="cellBest">
            <text:p>39.14</text:p>
          </table:table-cell>
          <table:table-cell office:value-type="float" office:value="0.0">
            <text:p>0.0</text:p>
          </table:table-cell>
          <table:table-cell office:value-type="float" office:value="52.31">
            <text:p>52.31</text:p>
          </table:table-cell>
          <table:table-cell office:value-type="float" office:value="0.0">
            <text:p>0.0</text:p>
          </table:table-cell>
          <table:table-cell office:value-type="float" office:value="370.31" table:style-name="cellWorst">
            <text:p>370.31</text:p>
          </table:table-cell>
          <table:table-cell office:value-type="float" office:value="0.0">
            <text:p>0.0</text:p>
          </table:table-cell>
          <table:table-cell table:formula="of:=MIN([.$B47];[.$D47];[.$F47];[.$H47])"/>
          <table:table-cell table:formula="of:=MIN([.$C47];[.$E47];[.$G47];[.$I47])"/>
          <table:table-cell table:formula="of:=MEDIAN([.$B47];[.$D47];[.$F47];[.$H47])"/>
          <table:table-cell table:formula="of:=MEDIAN([.$C47];[.$E47];[.$G47];[.$I47])"/>
          <table:table-cell table:formula="of:=MAX([.$B47];[.$D47];[.$F47];[.$H47])"/>
          <table:table-cell table:formula="of:=MAX([.$C47];[.$E47];[.$G47];[.$I47])"/>
        </table:table-row>
        <table:table-row>
          <table:table-cell office:value-type="string">
            <text:p>./randomcore-400_250_2</text:p>
          </table:table-cell>
          <table:table-cell office:value-type="float" office:value="82.43" table:style-name="cellBest">
            <text:p>82.43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84.81">
            <text:p>84.81</text:p>
          </table:table-cell>
          <table:table-cell office:value-type="float" office:value="0.0">
            <text:p>0.0</text:p>
          </table:table-cell>
          <table:table-cell office:value-type="float" office:value="852.04">
            <text:p>852.04</text:p>
          </table:table-cell>
          <table:table-cell office:value-type="float" office:value="0.0">
            <text:p>0.0</text:p>
          </table:table-cell>
          <table:table-cell table:formula="of:=MIN([.$B48];[.$D48];[.$F48];[.$H48])"/>
          <table:table-cell table:formula="of:=MIN([.$C48];[.$E48];[.$G48];[.$I48])"/>
          <table:table-cell table:formula="of:=MEDIAN([.$B48];[.$D48];[.$F48];[.$H48])"/>
          <table:table-cell table:formula="of:=MEDIAN([.$C48];[.$E48];[.$G48];[.$I48])"/>
          <table:table-cell table:formula="of:=MAX([.$B48];[.$D48];[.$F48];[.$H48])"/>
          <table:table-cell table:formula="of:=MAX([.$C48];[.$E48];[.$G48];[.$I48])"/>
        </table:table-row>
        <table:table-row>
          <table:table-cell office:value-type="string">
            <text:p>./randomcore-400_250_3</text:p>
          </table:table-cell>
          <table:table-cell office:value-type="float" office:value="76.31">
            <text:p>76.31</text:p>
          </table:table-cell>
          <table:table-cell office:value-type="float" office:value="0.0">
            <text:p>0.0</text:p>
          </table:table-cell>
          <table:table-cell office:value-type="float" office:value="66.81" table:style-name="cellBest">
            <text:p>66.81</text:p>
          </table:table-cell>
          <table:table-cell office:value-type="float" office:value="0.0">
            <text:p>0.0</text:p>
          </table:table-cell>
          <table:table-cell office:value-type="float" office:value="91.96">
            <text:p>91.96</text:p>
          </table:table-cell>
          <table:table-cell office:value-type="float" office:value="0.0">
            <text:p>0.0</text:p>
          </table:table-cell>
          <table:table-cell office:value-type="float" office:value="780.05" table:style-name="cellWorst">
            <text:p>780.05</text:p>
          </table:table-cell>
          <table:table-cell office:value-type="float" office:value="0.0">
            <text:p>0.0</text:p>
          </table:table-cell>
          <table:table-cell table:formula="of:=MIN([.$B49];[.$D49];[.$F49];[.$H49])"/>
          <table:table-cell table:formula="of:=MIN([.$C49];[.$E49];[.$G49];[.$I49])"/>
          <table:table-cell table:formula="of:=MEDIAN([.$B49];[.$D49];[.$F49];[.$H49])"/>
          <table:table-cell table:formula="of:=MEDIAN([.$C49];[.$E49];[.$G49];[.$I49])"/>
          <table:table-cell table:formula="of:=MAX([.$B49];[.$D49];[.$F49];[.$H49])"/>
          <table:table-cell table:formula="of:=MAX([.$C49];[.$E49];[.$G49];[.$I49])"/>
        </table:table-row>
        <table:table-row>
          <table:table-cell office:value-type="string">
            <text:p>./randomcore-400_250_4</text:p>
          </table:table-cell>
          <table:table-cell office:value-type="float" office:value="86.3">
            <text:p>86.3</text:p>
          </table:table-cell>
          <table:table-cell office:value-type="float" office:value="0.0">
            <text:p>0.0</text:p>
          </table:table-cell>
          <table:table-cell office:value-type="float" office:value="85.38">
            <text:p>85.38</text:p>
          </table:table-cell>
          <table:table-cell office:value-type="float" office:value="0.0">
            <text:p>0.0</text:p>
          </table:table-cell>
          <table:table-cell office:value-type="float" office:value="81.39" table:style-name="cellBest">
            <text:p>81.39</text:p>
          </table:table-cell>
          <table:table-cell office:value-type="float" office:value="0.0">
            <text:p>0.0</text:p>
          </table:table-cell>
          <table:table-cell office:value-type="float" office:value="856.88" table:style-name="cellWorst">
            <text:p>856.88</text:p>
          </table:table-cell>
          <table:table-cell office:value-type="float" office:value="0.0">
            <text:p>0.0</text:p>
          </table:table-cell>
          <table:table-cell table:formula="of:=MIN([.$B50];[.$D50];[.$F50];[.$H50])"/>
          <table:table-cell table:formula="of:=MIN([.$C50];[.$E50];[.$G50];[.$I50])"/>
          <table:table-cell table:formula="of:=MEDIAN([.$B50];[.$D50];[.$F50];[.$H50])"/>
          <table:table-cell table:formula="of:=MEDIAN([.$C50];[.$E50];[.$G50];[.$I50])"/>
          <table:table-cell table:formula="of:=MAX([.$B50];[.$D50];[.$F50];[.$H50])"/>
          <table:table-cell table:formula="of:=MAX([.$C50];[.$E50];[.$G50];[.$I50])"/>
        </table:table-row>
        <table:table-row>
          <table:table-cell office:value-type="string">
            <text:p>./randomcore-400_50_2</text:p>
          </table:table-cell>
          <table:table-cell office:value-type="float" office:value="15.96" table:style-name="cellBest">
            <text:p>15.96</text:p>
          </table:table-cell>
          <table:table-cell office:value-type="float" office:value="0.0">
            <text:p>0.0</text:p>
          </table:table-cell>
          <table:table-cell office:value-type="float" office:value="211.45" table:style-name="cellWorst">
            <text:p>211.45</text:p>
          </table:table-cell>
          <table:table-cell office:value-type="float" office:value="0.0">
            <text:p>0.0</text:p>
          </table:table-cell>
          <table:table-cell office:value-type="float" office:value="19.27">
            <text:p>19.27</text:p>
          </table:table-cell>
          <table:table-cell office:value-type="float" office:value="0.0">
            <text:p>0.0</text:p>
          </table:table-cell>
          <table:table-cell office:value-type="float" office:value="95.12">
            <text:p>95.12</text:p>
          </table:table-cell>
          <table:table-cell office:value-type="float" office:value="0.0">
            <text:p>0.0</text:p>
          </table:table-cell>
          <table:table-cell table:formula="of:=MIN([.$B51];[.$D51];[.$F51];[.$H51])"/>
          <table:table-cell table:formula="of:=MIN([.$C51];[.$E51];[.$G51];[.$I51])"/>
          <table:table-cell table:formula="of:=MEDIAN([.$B51];[.$D51];[.$F51];[.$H51])"/>
          <table:table-cell table:formula="of:=MEDIAN([.$C51];[.$E51];[.$G51];[.$I51])"/>
          <table:table-cell table:formula="of:=MAX([.$B51];[.$D51];[.$F51];[.$H51])"/>
          <table:table-cell table:formula="of:=MAX([.$C51];[.$E51];[.$G51];[.$I51])"/>
        </table:table-row>
        <table:table-row>
          <table:table-cell office:value-type="string">
            <text:p>./randomcore-400_50_3</text:p>
          </table:table-cell>
          <table:table-cell office:value-type="float" office:value="14.33" table:style-name="cellBest">
            <text:p>14.33</text:p>
          </table:table-cell>
          <table:table-cell office:value-type="float" office:value="0.0">
            <text:p>0.0</text:p>
          </table:table-cell>
          <table:table-cell office:value-type="float" office:value="15.11">
            <text:p>15.11</text:p>
          </table:table-cell>
          <table:table-cell office:value-type="float" office:value="0.0">
            <text:p>0.0</text:p>
          </table:table-cell>
          <table:table-cell office:value-type="float" office:value="15.47">
            <text:p>15.47</text:p>
          </table:table-cell>
          <table:table-cell office:value-type="float" office:value="0.0">
            <text:p>0.0</text:p>
          </table:table-cell>
          <table:table-cell office:value-type="float" office:value="59.77" table:style-name="cellWorst">
            <text:p>59.77</text:p>
          </table:table-cell>
          <table:table-cell office:value-type="float" office:value="0.0">
            <text:p>0.0</text:p>
          </table:table-cell>
          <table:table-cell table:formula="of:=MIN([.$B52];[.$D52];[.$F52];[.$H52])"/>
          <table:table-cell table:formula="of:=MIN([.$C52];[.$E52];[.$G52];[.$I52])"/>
          <table:table-cell table:formula="of:=MEDIAN([.$B52];[.$D52];[.$F52];[.$H52])"/>
          <table:table-cell table:formula="of:=MEDIAN([.$C52];[.$E52];[.$G52];[.$I52])"/>
          <table:table-cell table:formula="of:=MAX([.$B52];[.$D52];[.$F52];[.$H52])"/>
          <table:table-cell table:formula="of:=MAX([.$C52];[.$E52];[.$G52];[.$I52])"/>
        </table:table-row>
        <table:table-row>
          <table:table-cell office:value-type="string">
            <text:p>./randomcore-400_50_4</text:p>
          </table:table-cell>
          <table:table-cell office:value-type="float" office:value="13.35" table:style-name="cellBest">
            <text:p>13.35</text:p>
          </table:table-cell>
          <table:table-cell office:value-type="float" office:value="0.0">
            <text:p>0.0</text:p>
          </table:table-cell>
          <table:table-cell office:value-type="float" office:value="18.77">
            <text:p>18.77</text:p>
          </table:table-cell>
          <table:table-cell office:value-type="float" office:value="0.0">
            <text:p>0.0</text:p>
          </table:table-cell>
          <table:table-cell office:value-type="float" office:value="19.34">
            <text:p>19.34</text:p>
          </table:table-cell>
          <table:table-cell office:value-type="float" office:value="0.0">
            <text:p>0.0</text:p>
          </table:table-cell>
          <table:table-cell office:value-type="float" office:value="84.37" table:style-name="cellWorst">
            <text:p>84.37</text:p>
          </table:table-cell>
          <table:table-cell office:value-type="float" office:value="0.0">
            <text:p>0.0</text:p>
          </table:table-cell>
          <table:table-cell table:formula="of:=MIN([.$B53];[.$D53];[.$F53];[.$H53])"/>
          <table:table-cell table:formula="of:=MIN([.$C53];[.$E53];[.$G53];[.$I53])"/>
          <table:table-cell table:formula="of:=MEDIAN([.$B53];[.$D53];[.$F53];[.$H53])"/>
          <table:table-cell table:formula="of:=MEDIAN([.$C53];[.$E53];[.$G53];[.$I53])"/>
          <table:table-cell table:formula="of:=MAX([.$B53];[.$D53];[.$F53];[.$H53])"/>
          <table:table-cell table:formula="of:=MAX([.$C53];[.$E53];[.$G53];[.$I53])"/>
        </table:table-row>
        <table:table-row>
          <table:table-cell office:value-type="string">
            <text:p>./randomcore-50_150_2</text:p>
          </table:table-cell>
          <table:table-cell office:value-type="float" office:value="7.77">
            <text:p>7.77</text:p>
          </table:table-cell>
          <table:table-cell office:value-type="float" office:value="0.0">
            <text:p>0.0</text:p>
          </table:table-cell>
          <table:table-cell office:value-type="float" office:value="111.13" table:style-name="cellWorst">
            <text:p>111.13</text:p>
          </table:table-cell>
          <table:table-cell office:value-type="float" office:value="0.0">
            <text:p>0.0</text:p>
          </table:table-cell>
          <table:table-cell office:value-type="float" office:value="6.87" table:style-name="cellBest">
            <text:p>6.87</text:p>
          </table:table-cell>
          <table:table-cell office:value-type="float" office:value="0.0">
            <text:p>0.0</text:p>
          </table:table-cell>
          <table:table-cell office:value-type="float" office:value="26.71">
            <text:p>26.71</text:p>
          </table:table-cell>
          <table:table-cell office:value-type="float" office:value="0.0">
            <text:p>0.0</text:p>
          </table:table-cell>
          <table:table-cell table:formula="of:=MIN([.$B54];[.$D54];[.$F54];[.$H54])"/>
          <table:table-cell table:formula="of:=MIN([.$C54];[.$E54];[.$G54];[.$I54])"/>
          <table:table-cell table:formula="of:=MEDIAN([.$B54];[.$D54];[.$F54];[.$H54])"/>
          <table:table-cell table:formula="of:=MEDIAN([.$C54];[.$E54];[.$G54];[.$I54])"/>
          <table:table-cell table:formula="of:=MAX([.$B54];[.$D54];[.$F54];[.$H54])"/>
          <table:table-cell table:formula="of:=MAX([.$C54];[.$E54];[.$G54];[.$I54])"/>
        </table:table-row>
        <table:table-row>
          <table:table-cell office:value-type="string">
            <text:p>./randomcore-50_150_3</text:p>
          </table:table-cell>
          <table:table-cell office:value-type="float" office:value="8.03" table:style-name="cellBest">
            <text:p>8.03</text:p>
          </table:table-cell>
          <table:table-cell office:value-type="float" office:value="0.0">
            <text:p>0.0</text:p>
          </table:table-cell>
          <table:table-cell office:value-type="float" office:value="8.27">
            <text:p>8.27</text:p>
          </table:table-cell>
          <table:table-cell office:value-type="float" office:value="0.0">
            <text:p>0.0</text:p>
          </table:table-cell>
          <table:table-cell office:value-type="float" office:value="8.36">
            <text:p>8.36</text:p>
          </table:table-cell>
          <table:table-cell office:value-type="float" office:value="0.0">
            <text:p>0.0</text:p>
          </table:table-cell>
          <table:table-cell office:value-type="float" office:value="26.21" table:style-name="cellWorst">
            <text:p>26.21</text:p>
          </table:table-cell>
          <table:table-cell office:value-type="float" office:value="0.0">
            <text:p>0.0</text:p>
          </table:table-cell>
          <table:table-cell table:formula="of:=MIN([.$B55];[.$D55];[.$F55];[.$H55])"/>
          <table:table-cell table:formula="of:=MIN([.$C55];[.$E55];[.$G55];[.$I55])"/>
          <table:table-cell table:formula="of:=MEDIAN([.$B55];[.$D55];[.$F55];[.$H55])"/>
          <table:table-cell table:formula="of:=MEDIAN([.$C55];[.$E55];[.$G55];[.$I55])"/>
          <table:table-cell table:formula="of:=MAX([.$B55];[.$D55];[.$F55];[.$H55])"/>
          <table:table-cell table:formula="of:=MAX([.$C55];[.$E55];[.$G55];[.$I55])"/>
        </table:table-row>
        <table:table-row>
          <table:table-cell office:value-type="string">
            <text:p>./randomcore-50_150_4</text:p>
          </table:table-cell>
          <table:table-cell office:value-type="float" office:value="8.23" table:style-name="cellBest">
            <text:p>8.23</text:p>
          </table:table-cell>
          <table:table-cell office:value-type="float" office:value="0.0">
            <text:p>0.0</text:p>
          </table:table-cell>
          <table:table-cell office:value-type="float" office:value="8.37">
            <text:p>8.37</text:p>
          </table:table-cell>
          <table:table-cell office:value-type="float" office:value="0.0">
            <text:p>0.0</text:p>
          </table:table-cell>
          <table:table-cell office:value-type="float" office:value="8.4">
            <text:p>8.4</text:p>
          </table:table-cell>
          <table:table-cell office:value-type="float" office:value="0.0">
            <text:p>0.0</text:p>
          </table:table-cell>
          <table:table-cell office:value-type="float" office:value="32.93" table:style-name="cellWorst">
            <text:p>32.93</text:p>
          </table:table-cell>
          <table:table-cell office:value-type="float" office:value="0.0">
            <text:p>0.0</text:p>
          </table:table-cell>
          <table:table-cell table:formula="of:=MIN([.$B56];[.$D56];[.$F56];[.$H56])"/>
          <table:table-cell table:formula="of:=MIN([.$C56];[.$E56];[.$G56];[.$I56])"/>
          <table:table-cell table:formula="of:=MEDIAN([.$B56];[.$D56];[.$F56];[.$H56])"/>
          <table:table-cell table:formula="of:=MEDIAN([.$C56];[.$E56];[.$G56];[.$I56])"/>
          <table:table-cell table:formula="of:=MAX([.$B56];[.$D56];[.$F56];[.$H56])"/>
          <table:table-cell table:formula="of:=MAX([.$C56];[.$E56];[.$G56];[.$I56])"/>
        </table:table-row>
        <table:table-row>
          <table:table-cell office:value-type="string">
            <text:p>./randomcore-50_250_2</text:p>
          </table:table-cell>
          <table:table-cell office:value-type="float" office:value="12.66">
            <text:p>12.66</text:p>
          </table:table-cell>
          <table:table-cell office:value-type="float" office:value="0.0">
            <text:p>0.0</text:p>
          </table:table-cell>
          <table:table-cell office:value-type="float" office:value="535.38" table:style-name="cellWorst">
            <text:p>535.38</text:p>
          </table:table-cell>
          <table:table-cell office:value-type="float" office:value="0.0">
            <text:p>0.0</text:p>
          </table:table-cell>
          <table:table-cell office:value-type="float" office:value="10.79" table:style-name="cellBest">
            <text:p>10.79</text:p>
          </table:table-cell>
          <table:table-cell office:value-type="float" office:value="0.0">
            <text:p>0.0</text:p>
          </table:table-cell>
          <table:table-cell office:value-type="float" office:value="46.04">
            <text:p>46.04</text:p>
          </table:table-cell>
          <table:table-cell office:value-type="float" office:value="0.0">
            <text:p>0.0</text:p>
          </table:table-cell>
          <table:table-cell table:formula="of:=MIN([.$B57];[.$D57];[.$F57];[.$H57])"/>
          <table:table-cell table:formula="of:=MIN([.$C57];[.$E57];[.$G57];[.$I57])"/>
          <table:table-cell table:formula="of:=MEDIAN([.$B57];[.$D57];[.$F57];[.$H57])"/>
          <table:table-cell table:formula="of:=MEDIAN([.$C57];[.$E57];[.$G57];[.$I57])"/>
          <table:table-cell table:formula="of:=MAX([.$B57];[.$D57];[.$F57];[.$H57])"/>
          <table:table-cell table:formula="of:=MAX([.$C57];[.$E57];[.$G57];[.$I57])"/>
        </table:table-row>
        <table:table-row>
          <table:table-cell office:value-type="string">
            <text:p>./randomcore-50_250_3</text:p>
          </table:table-cell>
          <table:table-cell office:value-type="float" office:value="11.39" table:style-name="cellBest">
            <text:p>11.39</text:p>
          </table:table-cell>
          <table:table-cell office:value-type="float" office:value="0.0">
            <text:p>0.0</text:p>
          </table:table-cell>
          <table:table-cell office:value-type="float" office:value="103.97" table:style-name="cellWorst">
            <text:p>103.97</text:p>
          </table:table-cell>
          <table:table-cell office:value-type="float" office:value="0.0">
            <text:p>0.0</text:p>
          </table:table-cell>
          <table:table-cell office:value-type="float" office:value="12.69">
            <text:p>12.69</text:p>
          </table:table-cell>
          <table:table-cell office:value-type="float" office:value="0.0">
            <text:p>0.0</text:p>
          </table:table-cell>
          <table:table-cell office:value-type="float" office:value="48.49">
            <text:p>48.49</text:p>
          </table:table-cell>
          <table:table-cell office:value-type="float" office:value="0.0">
            <text:p>0.0</text:p>
          </table:table-cell>
          <table:table-cell table:formula="of:=MIN([.$B58];[.$D58];[.$F58];[.$H58])"/>
          <table:table-cell table:formula="of:=MIN([.$C58];[.$E58];[.$G58];[.$I58])"/>
          <table:table-cell table:formula="of:=MEDIAN([.$B58];[.$D58];[.$F58];[.$H58])"/>
          <table:table-cell table:formula="of:=MEDIAN([.$C58];[.$E58];[.$G58];[.$I58])"/>
          <table:table-cell table:formula="of:=MAX([.$B58];[.$D58];[.$F58];[.$H58])"/>
          <table:table-cell table:formula="of:=MAX([.$C58];[.$E58];[.$G58];[.$I58])"/>
        </table:table-row>
        <table:table-row>
          <table:table-cell office:value-type="string">
            <text:p>./randomcore-50_250_4</text:p>
          </table:table-cell>
          <table:table-cell office:value-type="float" office:value="13.61">
            <text:p>13.61</text:p>
          </table:table-cell>
          <table:table-cell office:value-type="float" office:value="0.0">
            <text:p>0.0</text:p>
          </table:table-cell>
          <table:table-cell office:value-type="float" office:value="10.44" table:style-name="cellBest">
            <text:p>10.44</text:p>
          </table:table-cell>
          <table:table-cell office:value-type="float" office:value="0.0">
            <text:p>0.0</text:p>
          </table:table-cell>
          <table:table-cell office:value-type="float" office:value="10.52">
            <text:p>10.52</text:p>
          </table:table-cell>
          <table:table-cell office:value-type="float" office:value="0.0">
            <text:p>0.0</text:p>
          </table:table-cell>
          <table:table-cell office:value-type="float" office:value="37.43" table:style-name="cellWorst">
            <text:p>37.43</text:p>
          </table:table-cell>
          <table:table-cell office:value-type="float" office:value="0.0">
            <text:p>0.0</text:p>
          </table:table-cell>
          <table:table-cell table:formula="of:=MIN([.$B59];[.$D59];[.$F59];[.$H59])"/>
          <table:table-cell table:formula="of:=MIN([.$C59];[.$E59];[.$G59];[.$I59])"/>
          <table:table-cell table:formula="of:=MEDIAN([.$B59];[.$D59];[.$F59];[.$H59])"/>
          <table:table-cell table:formula="of:=MEDIAN([.$C59];[.$E59];[.$G59];[.$I59])"/>
          <table:table-cell table:formula="of:=MAX([.$B59];[.$D59];[.$F59];[.$H59])"/>
          <table:table-cell table:formula="of:=MAX([.$C59];[.$E59];[.$G59];[.$I59])"/>
        </table:table-row>
        <table:table-row>
          <table:table-cell office:value-type="string">
            <text:p>./randomcore-50_50_2</text:p>
          </table:table-cell>
          <table:table-cell office:value-type="float" office:value="5.37">
            <text:p>5.37</text:p>
          </table:table-cell>
          <table:table-cell office:value-type="float" office:value="0.0">
            <text:p>0.0</text:p>
          </table:table-cell>
          <table:table-cell office:value-type="float" office:value="6.98">
            <text:p>6.98</text:p>
          </table:table-cell>
          <table:table-cell office:value-type="float" office:value="0.0">
            <text:p>0.0</text:p>
          </table:table-cell>
          <table:table-cell office:value-type="float" office:value="5.18" table:style-name="cellBest">
            <text:p>5.18</text:p>
          </table:table-cell>
          <table:table-cell office:value-type="float" office:value="0.0">
            <text:p>0.0</text:p>
          </table:table-cell>
          <table:table-cell office:value-type="float" office:value="12.31" table:style-name="cellWorst">
            <text:p>12.31</text:p>
          </table:table-cell>
          <table:table-cell office:value-type="float" office:value="0.0">
            <text:p>0.0</text:p>
          </table:table-cell>
          <table:table-cell table:formula="of:=MIN([.$B60];[.$D60];[.$F60];[.$H60])"/>
          <table:table-cell table:formula="of:=MIN([.$C60];[.$E60];[.$G60];[.$I60])"/>
          <table:table-cell table:formula="of:=MEDIAN([.$B60];[.$D60];[.$F60];[.$H60])"/>
          <table:table-cell table:formula="of:=MEDIAN([.$C60];[.$E60];[.$G60];[.$I60])"/>
          <table:table-cell table:formula="of:=MAX([.$B60];[.$D60];[.$F60];[.$H60])"/>
          <table:table-cell table:formula="of:=MAX([.$C60];[.$E60];[.$G60];[.$I60])"/>
        </table:table-row>
        <table:table-row>
          <table:table-cell office:value-type="string">
            <text:p>./randomcore-50_50_3</text:p>
          </table:table-cell>
          <table:table-cell office:value-type="float" office:value="3.86" table:style-name="cellBest">
            <text:p>3.86</text:p>
          </table:table-cell>
          <table:table-cell office:value-type="float" office:value="0.0">
            <text:p>0.0</text:p>
          </table:table-cell>
          <table:table-cell office:value-type="float" office:value="4.34">
            <text:p>4.34</text:p>
          </table:table-cell>
          <table:table-cell office:value-type="float" office:value="0.0">
            <text:p>0.0</text:p>
          </table:table-cell>
          <table:table-cell office:value-type="float" office:value="5.32">
            <text:p>5.32</text:p>
          </table:table-cell>
          <table:table-cell office:value-type="float" office:value="0.0">
            <text:p>0.0</text:p>
          </table:table-cell>
          <table:table-cell office:value-type="float" office:value="10.95" table:style-name="cellWorst">
            <text:p>10.95</text:p>
          </table:table-cell>
          <table:table-cell office:value-type="float" office:value="0.0">
            <text:p>0.0</text:p>
          </table:table-cell>
          <table:table-cell table:formula="of:=MIN([.$B61];[.$D61];[.$F61];[.$H61])"/>
          <table:table-cell table:formula="of:=MIN([.$C61];[.$E61];[.$G61];[.$I61])"/>
          <table:table-cell table:formula="of:=MEDIAN([.$B61];[.$D61];[.$F61];[.$H61])"/>
          <table:table-cell table:formula="of:=MEDIAN([.$C61];[.$E61];[.$G61];[.$I61])"/>
          <table:table-cell table:formula="of:=MAX([.$B61];[.$D61];[.$F61];[.$H61])"/>
          <table:table-cell table:formula="of:=MAX([.$C61];[.$E61];[.$G61];[.$I61])"/>
        </table:table-row>
        <table:table-row>
          <table:table-cell office:value-type="string">
            <text:p>./randomcore-50_50_4</text:p>
          </table:table-cell>
          <table:table-cell office:value-type="float" office:value="3.73" table:style-name="cellBest">
            <text:p>3.73</text:p>
          </table:table-cell>
          <table:table-cell office:value-type="float" office:value="0.0">
            <text:p>0.0</text:p>
          </table:table-cell>
          <table:table-cell office:value-type="float" office:value="3.84">
            <text:p>3.84</text:p>
          </table:table-cell>
          <table:table-cell office:value-type="float" office:value="0.0">
            <text:p>0.0</text:p>
          </table:table-cell>
          <table:table-cell office:value-type="float" office:value="5.12">
            <text:p>5.12</text:p>
          </table:table-cell>
          <table:table-cell office:value-type="float" office:value="0.0">
            <text:p>0.0</text:p>
          </table:table-cell>
          <table:table-cell office:value-type="float" office:value="11.32" table:style-name="cellWorst">
            <text:p>11.32</text:p>
          </table:table-cell>
          <table:table-cell office:value-type="float" office:value="0.0">
            <text:p>0.0</text:p>
          </table:table-cell>
          <table:table-cell table:formula="of:=MIN([.$B62];[.$D62];[.$F62];[.$H62])"/>
          <table:table-cell table:formula="of:=MIN([.$C62];[.$E62];[.$G62];[.$I62])"/>
          <table:table-cell table:formula="of:=MEDIAN([.$B62];[.$D62];[.$F62];[.$H62])"/>
          <table:table-cell table:formula="of:=MEDIAN([.$C62];[.$E62];[.$G62];[.$I62])"/>
          <table:table-cell table:formula="of:=MAX([.$B62];[.$D62];[.$F62];[.$H62])"/>
          <table:table-cell table:formula="of:=MAX([.$C62];[.$E62];[.$G62];[.$I62])"/>
        </table:table-row>
        <table:table-row>
          <table:table-cell office:value-type="string">
            <text:p>./restaurant-1000_user-input-2000</text:p>
          </table:table-cell>
          <table:table-cell office:value-type="float" office:value="69.44" table:style-name="cellBest">
            <text:p>69.44</text:p>
          </table:table-cell>
          <table:table-cell office:value-type="float" office:value="0.0" table:style-name="cellBest">
            <text:p>0.0</text:p>
          </table:table-cell>
          <table:table-cell office:value-type="float" office:value="842.61">
            <text:p>842.61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table:formula="of:=MIN([.$B63];[.$D63];[.$F63];[.$H63])"/>
          <table:table-cell table:formula="of:=MIN([.$C63];[.$E63];[.$G63];[.$I63])"/>
          <table:table-cell table:formula="of:=MEDIAN([.$B63];[.$D63];[.$F63];[.$H63])"/>
          <table:table-cell table:formula="of:=MEDIAN([.$C63];[.$E63];[.$G63];[.$I63])"/>
          <table:table-cell table:formula="of:=MAX([.$B63];[.$D63];[.$F63];[.$H63])"/>
          <table:table-cell table:formula="of:=MAX([.$C63];[.$E63];[.$G63];[.$I63])"/>
        </table:table-row>
        <table:table-row>
          <table:table-cell office:value-type="string">
            <text:p>./restaurant-1000_user-input-4000</text:p>
          </table:table-cell>
          <table:table-cell office:value-type="float" office:value="73.59" table:style-name="cellBest">
            <text:p>73.59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64];[.$D64];[.$F64];[.$H64])"/>
          <table:table-cell table:formula="of:=MIN([.$C64];[.$E64];[.$G64];[.$I64])"/>
          <table:table-cell table:formula="of:=MEDIAN([.$B64];[.$D64];[.$F64];[.$H64])"/>
          <table:table-cell table:formula="of:=MEDIAN([.$C64];[.$E64];[.$G64];[.$I64])"/>
          <table:table-cell table:formula="of:=MAX([.$B64];[.$D64];[.$F64];[.$H64])"/>
          <table:table-cell table:formula="of:=MAX([.$C64];[.$E64];[.$G64];[.$I64])"/>
        </table:table-row>
        <table:table-row>
          <table:table-cell office:value-type="string">
            <text:p>./restaurant-1000_user-input-6000</text:p>
          </table:table-cell>
          <table:table-cell office:value-type="float" office:value="84.98" table:style-name="cellBest">
            <text:p>84.98</text:p>
          </table:table-cell>
          <table:table-cell office:value-type="float" office:value="0.0">
            <text:p>0.0</text:p>
          </table:table-cell>
          <table:table-cell office:value-type="float" office:value="120.0">
            <text:p>120.0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589.99">
            <text:p>589.99</text:p>
          </table:table-cell>
          <table:table-cell office:value-type="float" office:value="0.0">
            <text:p>0.0</text:p>
          </table:table-cell>
          <table:table-cell table:formula="of:=MIN([.$B65];[.$D65];[.$F65];[.$H65])"/>
          <table:table-cell table:formula="of:=MIN([.$C65];[.$E65];[.$G65];[.$I65])"/>
          <table:table-cell table:formula="of:=MEDIAN([.$B65];[.$D65];[.$F65];[.$H65])"/>
          <table:table-cell table:formula="of:=MEDIAN([.$C65];[.$E65];[.$G65];[.$I65])"/>
          <table:table-cell table:formula="of:=MAX([.$B65];[.$D65];[.$F65];[.$H65])"/>
          <table:table-cell table:formula="of:=MAX([.$C65];[.$E65];[.$G65];[.$I65])"/>
        </table:table-row>
        <table:table-row>
          <table:table-cell office:value-type="string">
            <text:p>./restaurant-100_user-input-200</text:p>
          </table:table-cell>
          <table:table-cell office:value-type="float" office:value="3.68">
            <text:p>3.68</text:p>
          </table:table-cell>
          <table:table-cell office:value-type="float" office:value="0.0">
            <text:p>0.0</text:p>
          </table:table-cell>
          <table:table-cell office:value-type="float" office:value="66.13" table:style-name="cellWorst">
            <text:p>66.13</text:p>
          </table:table-cell>
          <table:table-cell office:value-type="float" office:value="0.0">
            <text:p>0.0</text:p>
          </table:table-cell>
          <table:table-cell office:value-type="float" office:value="3.53" table:style-name="cellBest">
            <text:p>3.53</text:p>
          </table:table-cell>
          <table:table-cell office:value-type="float" office:value="0.0">
            <text:p>0.0</text:p>
          </table:table-cell>
          <table:table-cell office:value-type="float" office:value="9.55">
            <text:p>9.55</text:p>
          </table:table-cell>
          <table:table-cell office:value-type="float" office:value="0.0">
            <text:p>0.0</text:p>
          </table:table-cell>
          <table:table-cell table:formula="of:=MIN([.$B66];[.$D66];[.$F66];[.$H66])"/>
          <table:table-cell table:formula="of:=MIN([.$C66];[.$E66];[.$G66];[.$I66])"/>
          <table:table-cell table:formula="of:=MEDIAN([.$B66];[.$D66];[.$F66];[.$H66])"/>
          <table:table-cell table:formula="of:=MEDIAN([.$C66];[.$E66];[.$G66];[.$I66])"/>
          <table:table-cell table:formula="of:=MAX([.$B66];[.$D66];[.$F66];[.$H66])"/>
          <table:table-cell table:formula="of:=MAX([.$C66];[.$E66];[.$G66];[.$I66])"/>
        </table:table-row>
        <table:table-row>
          <table:table-cell office:value-type="string">
            <text:p>./restaurant-100_user-input-400</text:p>
          </table:table-cell>
          <table:table-cell office:value-type="float" office:value="3.7" table:style-name="cellBest">
            <text:p>3.7</text:p>
          </table:table-cell>
          <table:table-cell office:value-type="float" office:value="0.0">
            <text:p>0.0</text:p>
          </table:table-cell>
          <table:table-cell office:value-type="float" office:value="5.7">
            <text:p>5.7</text:p>
          </table:table-cell>
          <table:table-cell office:value-type="float" office:value="0.0">
            <text:p>0.0</text:p>
          </table:table-cell>
          <table:table-cell office:value-type="float" office:value="4.02">
            <text:p>4.02</text:p>
          </table:table-cell>
          <table:table-cell office:value-type="float" office:value="0.0">
            <text:p>0.0</text:p>
          </table:table-cell>
          <table:table-cell office:value-type="float" office:value="7.97" table:style-name="cellWorst">
            <text:p>7.97</text:p>
          </table:table-cell>
          <table:table-cell office:value-type="float" office:value="0.0">
            <text:p>0.0</text:p>
          </table:table-cell>
          <table:table-cell table:formula="of:=MIN([.$B67];[.$D67];[.$F67];[.$H67])"/>
          <table:table-cell table:formula="of:=MIN([.$C67];[.$E67];[.$G67];[.$I67])"/>
          <table:table-cell table:formula="of:=MEDIAN([.$B67];[.$D67];[.$F67];[.$H67])"/>
          <table:table-cell table:formula="of:=MEDIAN([.$C67];[.$E67];[.$G67];[.$I67])"/>
          <table:table-cell table:formula="of:=MAX([.$B67];[.$D67];[.$F67];[.$H67])"/>
          <table:table-cell table:formula="of:=MAX([.$C67];[.$E67];[.$G67];[.$I67])"/>
        </table:table-row>
        <table:table-row>
          <table:table-cell office:value-type="string">
            <text:p>./restaurant-100_user-input-600</text:p>
          </table:table-cell>
          <table:table-cell office:value-type="float" office:value="3.43" table:style-name="cellBest">
            <text:p>3.43</text:p>
          </table:table-cell>
          <table:table-cell office:value-type="float" office:value="0.0">
            <text:p>0.0</text:p>
          </table:table-cell>
          <table:table-cell office:value-type="float" office:value="4.45">
            <text:p>4.45</text:p>
          </table:table-cell>
          <table:table-cell office:value-type="float" office:value="0.0">
            <text:p>0.0</text:p>
          </table:table-cell>
          <table:table-cell office:value-type="float" office:value="8.55" table:style-name="cellWorst">
            <text:p>8.55</text:p>
          </table:table-cell>
          <table:table-cell office:value-type="float" office:value="0.0">
            <text:p>0.0</text:p>
          </table:table-cell>
          <table:table-cell office:value-type="float" office:value="6.5">
            <text:p>6.5</text:p>
          </table:table-cell>
          <table:table-cell office:value-type="float" office:value="0.0">
            <text:p>0.0</text:p>
          </table:table-cell>
          <table:table-cell table:formula="of:=MIN([.$B68];[.$D68];[.$F68];[.$H68])"/>
          <table:table-cell table:formula="of:=MIN([.$C68];[.$E68];[.$G68];[.$I68])"/>
          <table:table-cell table:formula="of:=MEDIAN([.$B68];[.$D68];[.$F68];[.$H68])"/>
          <table:table-cell table:formula="of:=MEDIAN([.$C68];[.$E68];[.$G68];[.$I68])"/>
          <table:table-cell table:formula="of:=MAX([.$B68];[.$D68];[.$F68];[.$H68])"/>
          <table:table-cell table:formula="of:=MAX([.$C68];[.$E68];[.$G68];[.$I68])"/>
        </table:table-row>
        <table:table-row>
          <table:table-cell office:value-type="string">
            <text:p>./restaurant-1500_user-input-3000</text:p>
          </table:table-cell>
          <table:table-cell office:value-type="float" office:value="163.37" table:style-name="cellBest">
            <text:p>163.37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025.17">
            <text:p>1025.17</text:p>
          </table:table-cell>
          <table:table-cell office:value-type="float" office:value="0.0" table:style-name="cellBest">
            <text:p>0.0</text:p>
          </table:table-cell>
          <table:table-cell table:formula="of:=MIN([.$B69];[.$D69];[.$F69];[.$H69])"/>
          <table:table-cell table:formula="of:=MIN([.$C69];[.$E69];[.$G69];[.$I69])"/>
          <table:table-cell table:formula="of:=MEDIAN([.$B69];[.$D69];[.$F69];[.$H69])"/>
          <table:table-cell table:formula="of:=MEDIAN([.$C69];[.$E69];[.$G69];[.$I69])"/>
          <table:table-cell table:formula="of:=MAX([.$B69];[.$D69];[.$F69];[.$H69])"/>
          <table:table-cell table:formula="of:=MAX([.$C69];[.$E69];[.$G69];[.$I69])"/>
        </table:table-row>
        <table:table-row>
          <table:table-cell office:value-type="string">
            <text:p>./restaurant-1500_user-input-6000</text:p>
          </table:table-cell>
          <table:table-cell office:value-type="float" office:value="163.91" table:style-name="cellBest">
            <text:p>163.91</text:p>
          </table:table-cell>
          <table:table-cell office:value-type="float" office:value="0.0" table:style-name="cellBest">
            <text:p>0.0</text:p>
          </table:table-cell>
          <table:table-cell office:value-type="float" office:value="685.42">
            <text:p>685.42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table:formula="of:=MIN([.$B70];[.$D70];[.$F70];[.$H70])"/>
          <table:table-cell table:formula="of:=MIN([.$C70];[.$E70];[.$G70];[.$I70])"/>
          <table:table-cell table:formula="of:=MEDIAN([.$B70];[.$D70];[.$F70];[.$H70])"/>
          <table:table-cell table:formula="of:=MEDIAN([.$C70];[.$E70];[.$G70];[.$I70])"/>
          <table:table-cell table:formula="of:=MAX([.$B70];[.$D70];[.$F70];[.$H70])"/>
          <table:table-cell table:formula="of:=MAX([.$C70];[.$E70];[.$G70];[.$I70])"/>
        </table:table-row>
        <table:table-row>
          <table:table-cell office:value-type="string">
            <text:p>./restaurant-1500_user-input-9000</text:p>
          </table:table-cell>
          <table:table-cell office:value-type="float" office:value="151.54" table:style-name="cellBest">
            <text:p>151.54</text:p>
          </table:table-cell>
          <table:table-cell office:value-type="float" office:value="0.0" table:style-name="cellBest">
            <text:p>0.0</text:p>
          </table:table-cell>
          <table:table-cell office:value-type="float" office:value="251.58">
            <text:p>251.58</text:p>
          </table:table-cell>
          <table:table-cell office:value-type="float" office:value="0.0" table:style-name="cellBest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table:formula="of:=MIN([.$B71];[.$D71];[.$F71];[.$H71])"/>
          <table:table-cell table:formula="of:=MIN([.$C71];[.$E71];[.$G71];[.$I71])"/>
          <table:table-cell table:formula="of:=MEDIAN([.$B71];[.$D71];[.$F71];[.$H71])"/>
          <table:table-cell table:formula="of:=MEDIAN([.$C71];[.$E71];[.$G71];[.$I71])"/>
          <table:table-cell table:formula="of:=MAX([.$B71];[.$D71];[.$F71];[.$H71])"/>
          <table:table-cell table:formula="of:=MAX([.$C71];[.$E71];[.$G71];[.$I71])"/>
        </table:table-row>
        <table:table-row>
          <table:table-cell office:value-type="string">
            <text:p>./restaurant-2000_user-input-1200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72];[.$D72];[.$F72];[.$H72])"/>
          <table:table-cell table:formula="of:=MIN([.$C72];[.$E72];[.$G72];[.$I72])"/>
          <table:table-cell table:formula="of:=MEDIAN([.$B72];[.$D72];[.$F72];[.$H72])"/>
          <table:table-cell table:formula="of:=MEDIAN([.$C72];[.$E72];[.$G72];[.$I72])"/>
          <table:table-cell table:formula="of:=MAX([.$B72];[.$D72];[.$F72];[.$H72])"/>
          <table:table-cell table:formula="of:=MAX([.$C72];[.$E72];[.$G72];[.$I72])"/>
        </table:table-row>
        <table:table-row>
          <table:table-cell office:value-type="string">
            <text:p>./restaurant-2000_user-input-400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73];[.$D73];[.$F73];[.$H73])"/>
          <table:table-cell table:formula="of:=MIN([.$C73];[.$E73];[.$G73];[.$I73])"/>
          <table:table-cell table:formula="of:=MEDIAN([.$B73];[.$D73];[.$F73];[.$H73])"/>
          <table:table-cell table:formula="of:=MEDIAN([.$C73];[.$E73];[.$G73];[.$I73])"/>
          <table:table-cell table:formula="of:=MAX([.$B73];[.$D73];[.$F73];[.$H73])"/>
          <table:table-cell table:formula="of:=MAX([.$C73];[.$E73];[.$G73];[.$I73])"/>
        </table:table-row>
        <table:table-row>
          <table:table-cell office:value-type="string">
            <text:p>./restaurant-2000_user-input-800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table:formula="of:=MIN([.$B74];[.$D74];[.$F74];[.$H74])"/>
          <table:table-cell table:formula="of:=MIN([.$C74];[.$E74];[.$G74];[.$I74])"/>
          <table:table-cell table:formula="of:=MEDIAN([.$B74];[.$D74];[.$F74];[.$H74])"/>
          <table:table-cell table:formula="of:=MEDIAN([.$C74];[.$E74];[.$G74];[.$I74])"/>
          <table:table-cell table:formula="of:=MAX([.$B74];[.$D74];[.$F74];[.$H74])"/>
          <table:table-cell table:formula="of:=MAX([.$C74];[.$E74];[.$G74];[.$I74])"/>
        </table:table-row>
        <table:table-row>
          <table:table-cell office:value-type="string">
            <text:p>./restaurant-500_user-input-1000</text:p>
          </table:table-cell>
          <table:table-cell office:value-type="float" office:value="19.56" table:style-name="cellBest">
            <text:p>19.56</text:p>
          </table:table-cell>
          <table:table-cell office:value-type="float" office:value="0.0">
            <text:p>0.0</text:p>
          </table:table-cell>
          <table:table-cell office:value-type="float" office:value="263.85">
            <text:p>263.85</text:p>
          </table:table-cell>
          <table:table-cell office:value-type="float" office:value="0.0">
            <text:p>0.0</text:p>
          </table:table-cell>
          <table:table-cell office:value-type="float" office:value="111.96">
            <text:p>111.96</text:p>
          </table:table-cell>
          <table:table-cell office:value-type="float" office:value="0.0">
            <text:p>0.0</text:p>
          </table:table-cell>
          <table:table-cell office:value-type="float" office:value="376.98" table:style-name="cellWorst">
            <text:p>376.98</text:p>
          </table:table-cell>
          <table:table-cell office:value-type="float" office:value="0.0">
            <text:p>0.0</text:p>
          </table:table-cell>
          <table:table-cell table:formula="of:=MIN([.$B75];[.$D75];[.$F75];[.$H75])"/>
          <table:table-cell table:formula="of:=MIN([.$C75];[.$E75];[.$G75];[.$I75])"/>
          <table:table-cell table:formula="of:=MEDIAN([.$B75];[.$D75];[.$F75];[.$H75])"/>
          <table:table-cell table:formula="of:=MEDIAN([.$C75];[.$E75];[.$G75];[.$I75])"/>
          <table:table-cell table:formula="of:=MAX([.$B75];[.$D75];[.$F75];[.$H75])"/>
          <table:table-cell table:formula="of:=MAX([.$C75];[.$E75];[.$G75];[.$I75])"/>
        </table:table-row>
        <table:table-row>
          <table:table-cell office:value-type="string">
            <text:p>./restaurant-500_user-input-2000</text:p>
          </table:table-cell>
          <table:table-cell office:value-type="float" office:value="17.11" table:style-name="cellBest">
            <text:p>17.11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13.73">
            <text:p>113.73</text:p>
          </table:table-cell>
          <table:table-cell office:value-type="float" office:value="0.0">
            <text:p>0.0</text:p>
          </table:table-cell>
          <table:table-cell office:value-type="float" office:value="262.17">
            <text:p>262.17</text:p>
          </table:table-cell>
          <table:table-cell office:value-type="float" office:value="0.0">
            <text:p>0.0</text:p>
          </table:table-cell>
          <table:table-cell table:formula="of:=MIN([.$B76];[.$D76];[.$F76];[.$H76])"/>
          <table:table-cell table:formula="of:=MIN([.$C76];[.$E76];[.$G76];[.$I76])"/>
          <table:table-cell table:formula="of:=MEDIAN([.$B76];[.$D76];[.$F76];[.$H76])"/>
          <table:table-cell table:formula="of:=MEDIAN([.$C76];[.$E76];[.$G76];[.$I76])"/>
          <table:table-cell table:formula="of:=MAX([.$B76];[.$D76];[.$F76];[.$H76])"/>
          <table:table-cell table:formula="of:=MAX([.$C76];[.$E76];[.$G76];[.$I76])"/>
        </table:table-row>
        <table:table-row>
          <table:table-cell office:value-type="string">
            <text:p>./restaurant-500_user-input-3000</text:p>
          </table:table-cell>
          <table:table-cell office:value-type="float" office:value="18.62" table:style-name="cellBest">
            <text:p>18.62</text:p>
          </table:table-cell>
          <table:table-cell office:value-type="float" office:value="0.0">
            <text:p>0.0</text:p>
          </table:table-cell>
          <table:table-cell office:value-type="float" office:value="24.55">
            <text:p>24.55</text:p>
          </table:table-cell>
          <table:table-cell office:value-type="float" office:value="0.0">
            <text:p>0.0</text:p>
          </table:table-cell>
          <table:table-cell office:value-type="float" office:value="535.36" table:style-name="cellWorst">
            <text:p>535.36</text:p>
          </table:table-cell>
          <table:table-cell office:value-type="float" office:value="0.0">
            <text:p>0.0</text:p>
          </table:table-cell>
          <table:table-cell office:value-type="float" office:value="52.18">
            <text:p>52.18</text:p>
          </table:table-cell>
          <table:table-cell office:value-type="float" office:value="0.0">
            <text:p>0.0</text:p>
          </table:table-cell>
          <table:table-cell table:formula="of:=MIN([.$B77];[.$D77];[.$F77];[.$H77])"/>
          <table:table-cell table:formula="of:=MIN([.$C77];[.$E77];[.$G77];[.$I77])"/>
          <table:table-cell table:formula="of:=MEDIAN([.$B77];[.$D77];[.$F77];[.$H77])"/>
          <table:table-cell table:formula="of:=MEDIAN([.$C77];[.$E77];[.$G77];[.$I77])"/>
          <table:table-cell table:formula="of:=MAX([.$B77];[.$D77];[.$F77];[.$H77])"/>
          <table:table-cell table:formula="of:=MAX([.$C77];[.$E77];[.$G77];[.$I77])"/>
        </table:table-row>
        <table:table-row>
          <table:table-cell office:value-type="string">
            <text:p>./travelbike-1</text:p>
          </table:table-cell>
          <table:table-cell office:value-type="float" office:value="50.0">
            <text:p>50.0</text:p>
          </table:table-cell>
          <table:table-cell office:value-type="float" office:value="0.0">
            <text:p>0.0</text:p>
          </table:table-cell>
          <table:table-cell office:value-type="float" office:value="174.06" table:style-name="cellWorst">
            <text:p>174.06</text:p>
          </table:table-cell>
          <table:table-cell office:value-type="float" office:value="0.0">
            <text:p>0.0</text:p>
          </table:table-cell>
          <table:table-cell office:value-type="float" office:value="68.66">
            <text:p>68.66</text:p>
          </table:table-cell>
          <table:table-cell office:value-type="float" office:value="0.0">
            <text:p>0.0</text:p>
          </table:table-cell>
          <table:table-cell office:value-type="float" office:value="3.51" table:style-name="cellBest">
            <text:p>3.51</text:p>
          </table:table-cell>
          <table:table-cell office:value-type="float" office:value="0.0">
            <text:p>0.0</text:p>
          </table:table-cell>
          <table:table-cell table:formula="of:=MIN([.$B78];[.$D78];[.$F78];[.$H78])"/>
          <table:table-cell table:formula="of:=MIN([.$C78];[.$E78];[.$G78];[.$I78])"/>
          <table:table-cell table:formula="of:=MEDIAN([.$B78];[.$D78];[.$F78];[.$H78])"/>
          <table:table-cell table:formula="of:=MEDIAN([.$C78];[.$E78];[.$G78];[.$I78])"/>
          <table:table-cell table:formula="of:=MAX([.$B78];[.$D78];[.$F78];[.$H78])"/>
          <table:table-cell table:formula="of:=MAX([.$C78];[.$E78];[.$G78];[.$I78])"/>
        </table:table-row>
        <table:table-row>
          <table:table-cell office:value-type="string">
            <text:p>./travelbike-1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8.98" table:style-name="cellBest">
            <text:p>8.98</text:p>
          </table:table-cell>
          <table:table-cell office:value-type="float" office:value="0.0" table:style-name="cellBest">
            <text:p>0.0</text:p>
          </table:table-cell>
          <table:table-cell table:formula="of:=MIN([.$B79];[.$D79];[.$F79];[.$H79])"/>
          <table:table-cell table:formula="of:=MIN([.$C79];[.$E79];[.$G79];[.$I79])"/>
          <table:table-cell table:formula="of:=MEDIAN([.$B79];[.$D79];[.$F79];[.$H79])"/>
          <table:table-cell table:formula="of:=MEDIAN([.$C79];[.$E79];[.$G79];[.$I79])"/>
          <table:table-cell table:formula="of:=MAX([.$B79];[.$D79];[.$F79];[.$H79])"/>
          <table:table-cell table:formula="of:=MAX([.$C79];[.$E79];[.$G79];[.$I79])"/>
        </table:table-row>
        <table:table-row>
          <table:table-cell office:value-type="string">
            <text:p>./travelbike-11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8.8" table:style-name="cellBest">
            <text:p>8.8</text:p>
          </table:table-cell>
          <table:table-cell office:value-type="float" office:value="0.0" table:style-name="cellBest">
            <text:p>0.0</text:p>
          </table:table-cell>
          <table:table-cell table:formula="of:=MIN([.$B80];[.$D80];[.$F80];[.$H80])"/>
          <table:table-cell table:formula="of:=MIN([.$C80];[.$E80];[.$G80];[.$I80])"/>
          <table:table-cell table:formula="of:=MEDIAN([.$B80];[.$D80];[.$F80];[.$H80])"/>
          <table:table-cell table:formula="of:=MEDIAN([.$C80];[.$E80];[.$G80];[.$I80])"/>
          <table:table-cell table:formula="of:=MAX([.$B80];[.$D80];[.$F80];[.$H80])"/>
          <table:table-cell table:formula="of:=MAX([.$C80];[.$E80];[.$G80];[.$I80])"/>
        </table:table-row>
        <table:table-row>
          <table:table-cell office:value-type="string">
            <text:p>./travelbike-12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0.04" table:style-name="cellBest">
            <text:p>10.04</text:p>
          </table:table-cell>
          <table:table-cell office:value-type="float" office:value="0.0" table:style-name="cellBest">
            <text:p>0.0</text:p>
          </table:table-cell>
          <table:table-cell table:formula="of:=MIN([.$B81];[.$D81];[.$F81];[.$H81])"/>
          <table:table-cell table:formula="of:=MIN([.$C81];[.$E81];[.$G81];[.$I81])"/>
          <table:table-cell table:formula="of:=MEDIAN([.$B81];[.$D81];[.$F81];[.$H81])"/>
          <table:table-cell table:formula="of:=MEDIAN([.$C81];[.$E81];[.$G81];[.$I81])"/>
          <table:table-cell table:formula="of:=MAX([.$B81];[.$D81];[.$F81];[.$H81])"/>
          <table:table-cell table:formula="of:=MAX([.$C81];[.$E81];[.$G81];[.$I81])"/>
        </table:table-row>
        <table:table-row>
          <table:table-cell office:value-type="string">
            <text:p>./travelbike-13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0.08" table:style-name="cellBest">
            <text:p>10.08</text:p>
          </table:table-cell>
          <table:table-cell office:value-type="float" office:value="0.0" table:style-name="cellBest">
            <text:p>0.0</text:p>
          </table:table-cell>
          <table:table-cell table:formula="of:=MIN([.$B82];[.$D82];[.$F82];[.$H82])"/>
          <table:table-cell table:formula="of:=MIN([.$C82];[.$E82];[.$G82];[.$I82])"/>
          <table:table-cell table:formula="of:=MEDIAN([.$B82];[.$D82];[.$F82];[.$H82])"/>
          <table:table-cell table:formula="of:=MEDIAN([.$C82];[.$E82];[.$G82];[.$I82])"/>
          <table:table-cell table:formula="of:=MAX([.$B82];[.$D82];[.$F82];[.$H82])"/>
          <table:table-cell table:formula="of:=MAX([.$C82];[.$E82];[.$G82];[.$I82])"/>
        </table:table-row>
        <table:table-row>
          <table:table-cell office:value-type="string">
            <text:p>./travelbike-14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9.69" table:style-name="cellBest">
            <text:p>9.69</text:p>
          </table:table-cell>
          <table:table-cell office:value-type="float" office:value="0.0" table:style-name="cellBest">
            <text:p>0.0</text:p>
          </table:table-cell>
          <table:table-cell table:formula="of:=MIN([.$B83];[.$D83];[.$F83];[.$H83])"/>
          <table:table-cell table:formula="of:=MIN([.$C83];[.$E83];[.$G83];[.$I83])"/>
          <table:table-cell table:formula="of:=MEDIAN([.$B83];[.$D83];[.$F83];[.$H83])"/>
          <table:table-cell table:formula="of:=MEDIAN([.$C83];[.$E83];[.$G83];[.$I83])"/>
          <table:table-cell table:formula="of:=MAX([.$B83];[.$D83];[.$F83];[.$H83])"/>
          <table:table-cell table:formula="of:=MAX([.$C83];[.$E83];[.$G83];[.$I83])"/>
        </table:table-row>
        <table:table-row>
          <table:table-cell office:value-type="string">
            <text:p>./travelbike-15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0.07" table:style-name="cellBest">
            <text:p>10.07</text:p>
          </table:table-cell>
          <table:table-cell office:value-type="float" office:value="0.0" table:style-name="cellBest">
            <text:p>0.0</text:p>
          </table:table-cell>
          <table:table-cell table:formula="of:=MIN([.$B84];[.$D84];[.$F84];[.$H84])"/>
          <table:table-cell table:formula="of:=MIN([.$C84];[.$E84];[.$G84];[.$I84])"/>
          <table:table-cell table:formula="of:=MEDIAN([.$B84];[.$D84];[.$F84];[.$H84])"/>
          <table:table-cell table:formula="of:=MEDIAN([.$C84];[.$E84];[.$G84];[.$I84])"/>
          <table:table-cell table:formula="of:=MAX([.$B84];[.$D84];[.$F84];[.$H84])"/>
          <table:table-cell table:formula="of:=MAX([.$C84];[.$E84];[.$G84];[.$I84])"/>
        </table:table-row>
        <table:table-row>
          <table:table-cell office:value-type="string">
            <text:p>./travelbike-2</text:p>
          </table:table-cell>
          <table:table-cell office:value-type="float" office:value="388.64">
            <text:p>388.64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354.17">
            <text:p>354.17</text:p>
          </table:table-cell>
          <table:table-cell office:value-type="float" office:value="0.0">
            <text:p>0.0</text:p>
          </table:table-cell>
          <table:table-cell office:value-type="float" office:value="3.65" table:style-name="cellBest">
            <text:p>3.65</text:p>
          </table:table-cell>
          <table:table-cell office:value-type="float" office:value="0.0">
            <text:p>0.0</text:p>
          </table:table-cell>
          <table:table-cell table:formula="of:=MIN([.$B85];[.$D85];[.$F85];[.$H85])"/>
          <table:table-cell table:formula="of:=MIN([.$C85];[.$E85];[.$G85];[.$I85])"/>
          <table:table-cell table:formula="of:=MEDIAN([.$B85];[.$D85];[.$F85];[.$H85])"/>
          <table:table-cell table:formula="of:=MEDIAN([.$C85];[.$E85];[.$G85];[.$I85])"/>
          <table:table-cell table:formula="of:=MAX([.$B85];[.$D85];[.$F85];[.$H85])"/>
          <table:table-cell table:formula="of:=MAX([.$C85];[.$E85];[.$G85];[.$I85])"/>
        </table:table-row>
        <table:table-row>
          <table:table-cell office:value-type="string">
            <text:p>./travelbike-3</text:p>
          </table:table-cell>
          <table:table-cell office:value-type="float" office:value="862.13">
            <text:p>862.13</text:p>
          </table:table-cell>
          <table:table-cell office:value-type="float" office:value="0.0">
            <text:p>0.0</text:p>
          </table:table-cell>
          <table:table-cell office:value-type="float" office:value="1200.0" table:style-name="cellWorst">
            <text:p>1200.0</text:p>
          </table:table-cell>
          <table:table-cell office:value-type="float" office:value="1.0" table:style-name="cellWorst">
            <text:p>1.0</text:p>
          </table:table-cell>
          <table:table-cell office:value-type="float" office:value="1141.61">
            <text:p>1141.61</text:p>
          </table:table-cell>
          <table:table-cell office:value-type="float" office:value="0.0">
            <text:p>0.0</text:p>
          </table:table-cell>
          <table:table-cell office:value-type="float" office:value="4.69" table:style-name="cellBest">
            <text:p>4.69</text:p>
          </table:table-cell>
          <table:table-cell office:value-type="float" office:value="0.0">
            <text:p>0.0</text:p>
          </table:table-cell>
          <table:table-cell table:formula="of:=MIN([.$B86];[.$D86];[.$F86];[.$H86])"/>
          <table:table-cell table:formula="of:=MIN([.$C86];[.$E86];[.$G86];[.$I86])"/>
          <table:table-cell table:formula="of:=MEDIAN([.$B86];[.$D86];[.$F86];[.$H86])"/>
          <table:table-cell table:formula="of:=MEDIAN([.$C86];[.$E86];[.$G86];[.$I86])"/>
          <table:table-cell table:formula="of:=MAX([.$B86];[.$D86];[.$F86];[.$H86])"/>
          <table:table-cell table:formula="of:=MAX([.$C86];[.$E86];[.$G86];[.$I86])"/>
        </table:table-row>
        <table:table-row>
          <table:table-cell office:value-type="string">
            <text:p>./travelbike-4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5.08" table:style-name="cellBest">
            <text:p>5.08</text:p>
          </table:table-cell>
          <table:table-cell office:value-type="float" office:value="0.0" table:style-name="cellBest">
            <text:p>0.0</text:p>
          </table:table-cell>
          <table:table-cell table:formula="of:=MIN([.$B87];[.$D87];[.$F87];[.$H87])"/>
          <table:table-cell table:formula="of:=MIN([.$C87];[.$E87];[.$G87];[.$I87])"/>
          <table:table-cell table:formula="of:=MEDIAN([.$B87];[.$D87];[.$F87];[.$H87])"/>
          <table:table-cell table:formula="of:=MEDIAN([.$C87];[.$E87];[.$G87];[.$I87])"/>
          <table:table-cell table:formula="of:=MAX([.$B87];[.$D87];[.$F87];[.$H87])"/>
          <table:table-cell table:formula="of:=MAX([.$C87];[.$E87];[.$G87];[.$I87])"/>
        </table:table-row>
        <table:table-row>
          <table:table-cell office:value-type="string">
            <text:p>./travelbike-5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5.78" table:style-name="cellBest">
            <text:p>5.78</text:p>
          </table:table-cell>
          <table:table-cell office:value-type="float" office:value="0.0" table:style-name="cellBest">
            <text:p>0.0</text:p>
          </table:table-cell>
          <table:table-cell table:formula="of:=MIN([.$B88];[.$D88];[.$F88];[.$H88])"/>
          <table:table-cell table:formula="of:=MIN([.$C88];[.$E88];[.$G88];[.$I88])"/>
          <table:table-cell table:formula="of:=MEDIAN([.$B88];[.$D88];[.$F88];[.$H88])"/>
          <table:table-cell table:formula="of:=MEDIAN([.$C88];[.$E88];[.$G88];[.$I88])"/>
          <table:table-cell table:formula="of:=MAX([.$B88];[.$D88];[.$F88];[.$H88])"/>
          <table:table-cell table:formula="of:=MAX([.$C88];[.$E88];[.$G88];[.$I88])"/>
        </table:table-row>
        <table:table-row>
          <table:table-cell office:value-type="string">
            <text:p>./travelbike-6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36" table:style-name="cellBest">
            <text:p>6.36</text:p>
          </table:table-cell>
          <table:table-cell office:value-type="float" office:value="0.0" table:style-name="cellBest">
            <text:p>0.0</text:p>
          </table:table-cell>
          <table:table-cell table:formula="of:=MIN([.$B89];[.$D89];[.$F89];[.$H89])"/>
          <table:table-cell table:formula="of:=MIN([.$C89];[.$E89];[.$G89];[.$I89])"/>
          <table:table-cell table:formula="of:=MEDIAN([.$B89];[.$D89];[.$F89];[.$H89])"/>
          <table:table-cell table:formula="of:=MEDIAN([.$C89];[.$E89];[.$G89];[.$I89])"/>
          <table:table-cell table:formula="of:=MAX([.$B89];[.$D89];[.$F89];[.$H89])"/>
          <table:table-cell table:formula="of:=MAX([.$C89];[.$E89];[.$G89];[.$I89])"/>
        </table:table-row>
        <table:table-row>
          <table:table-cell office:value-type="string">
            <text:p>./travelbike-7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5.74" table:style-name="cellBest">
            <text:p>5.74</text:p>
          </table:table-cell>
          <table:table-cell office:value-type="float" office:value="0.0" table:style-name="cellBest">
            <text:p>0.0</text:p>
          </table:table-cell>
          <table:table-cell table:formula="of:=MIN([.$B90];[.$D90];[.$F90];[.$H90])"/>
          <table:table-cell table:formula="of:=MIN([.$C90];[.$E90];[.$G90];[.$I90])"/>
          <table:table-cell table:formula="of:=MEDIAN([.$B90];[.$D90];[.$F90];[.$H90])"/>
          <table:table-cell table:formula="of:=MEDIAN([.$C90];[.$E90];[.$G90];[.$I90])"/>
          <table:table-cell table:formula="of:=MAX([.$B90];[.$D90];[.$F90];[.$H90])"/>
          <table:table-cell table:formula="of:=MAX([.$C90];[.$E90];[.$G90];[.$I90])"/>
        </table:table-row>
        <table:table-row>
          <table:table-cell office:value-type="string">
            <text:p>./travelbike-8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5.97" table:style-name="cellBest">
            <text:p>5.97</text:p>
          </table:table-cell>
          <table:table-cell office:value-type="float" office:value="0.0" table:style-name="cellBest">
            <text:p>0.0</text:p>
          </table:table-cell>
          <table:table-cell table:formula="of:=MIN([.$B91];[.$D91];[.$F91];[.$H91])"/>
          <table:table-cell table:formula="of:=MIN([.$C91];[.$E91];[.$G91];[.$I91])"/>
          <table:table-cell table:formula="of:=MEDIAN([.$B91];[.$D91];[.$F91];[.$H91])"/>
          <table:table-cell table:formula="of:=MEDIAN([.$C91];[.$E91];[.$G91];[.$I91])"/>
          <table:table-cell table:formula="of:=MAX([.$B91];[.$D91];[.$F91];[.$H91])"/>
          <table:table-cell table:formula="of:=MAX([.$C91];[.$E91];[.$G91];[.$I91])"/>
        </table:table-row>
        <table:table-row>
          <table:table-cell office:value-type="string">
            <text:p>./travelbike-9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1200.0">
            <text:p>1200.0</text:p>
          </table:table-cell>
          <table:table-cell office:value-type="float" office:value="1.0">
            <text:p>1.0</text:p>
          </table:table-cell>
          <table:table-cell office:value-type="float" office:value="6.42" table:style-name="cellBest">
            <text:p>6.42</text:p>
          </table:table-cell>
          <table:table-cell office:value-type="float" office:value="0.0" table:style-name="cellBest">
            <text:p>0.0</text:p>
          </table:table-cell>
          <table:table-cell table:formula="of:=MIN([.$B92];[.$D92];[.$F92];[.$H92])"/>
          <table:table-cell table:formula="of:=MIN([.$C92];[.$E92];[.$G92];[.$I92])"/>
          <table:table-cell table:formula="of:=MEDIAN([.$B92];[.$D92];[.$F92];[.$H92])"/>
          <table:table-cell table:formula="of:=MEDIAN([.$C92];[.$E92];[.$G92];[.$I92])"/>
          <table:table-cell table:formula="of:=MAX([.$B92];[.$D92];[.$F92];[.$H92])"/>
          <table:table-cell table:formula="of:=MAX([.$C92];[.$E92];[.$G92];[.$I92])"/>
        </table:table-row>
        <table:table-row>
          <table:table-cell office:value-type="string">
            <text:p>./box-s100_user-input-200</text:p>
          </table:table-cell>
          <table:table-cell office:value-type="float" office:value="20.77" table:style-name="cellBest">
            <text:p>20.77</text:p>
          </table:table-cell>
          <table:table-cell office:value-type="float" office:value="0.0">
            <text:p>0.0</text:p>
          </table:table-cell>
          <table:table-cell office:value-type="float" office:value="63.48" table:style-name="cellWorst">
            <text:p>63.48</text:p>
          </table:table-cell>
          <table:table-cell office:value-type="float" office:value="0.0">
            <text:p>0.0</text:p>
          </table:table-cell>
          <table:table-cell office:value-type="float" office:value="22.59">
            <text:p>22.59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3];[.$D93];[.$F93];[.$H93])"/>
          <table:table-cell table:formula="of:=MIN([.$C93];[.$E93];[.$G93];[.$I93])"/>
          <table:table-cell table:formula="of:=MEDIAN([.$B93];[.$D93];[.$F93];[.$H93])"/>
          <table:table-cell table:formula="of:=MEDIAN([.$C93];[.$E93];[.$G93];[.$I93])"/>
          <table:table-cell table:formula="of:=MAX([.$B93];[.$D93];[.$F93];[.$H93])"/>
          <table:table-cell table:formula="of:=MAX([.$C93];[.$E93];[.$G93];[.$I93])"/>
        </table:table-row>
        <table:table-row>
          <table:table-cell office:value-type="string">
            <text:p>./box-s100_user-input-400</text:p>
          </table:table-cell>
          <table:table-cell office:value-type="float" office:value="28.54">
            <text:p>28.54</text:p>
          </table:table-cell>
          <table:table-cell office:value-type="float" office:value="0.0">
            <text:p>0.0</text:p>
          </table:table-cell>
          <table:table-cell office:value-type="float" office:value="88.89" table:style-name="cellWorst">
            <text:p>88.89</text:p>
          </table:table-cell>
          <table:table-cell office:value-type="float" office:value="0.0">
            <text:p>0.0</text:p>
          </table:table-cell>
          <table:table-cell office:value-type="float" office:value="22.45" table:style-name="cellBest">
            <text:p>22.45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4];[.$D94];[.$F94];[.$H94])"/>
          <table:table-cell table:formula="of:=MIN([.$C94];[.$E94];[.$G94];[.$I94])"/>
          <table:table-cell table:formula="of:=MEDIAN([.$B94];[.$D94];[.$F94];[.$H94])"/>
          <table:table-cell table:formula="of:=MEDIAN([.$C94];[.$E94];[.$G94];[.$I94])"/>
          <table:table-cell table:formula="of:=MAX([.$B94];[.$D94];[.$F94];[.$H94])"/>
          <table:table-cell table:formula="of:=MAX([.$C94];[.$E94];[.$G94];[.$I94])"/>
        </table:table-row>
        <table:table-row>
          <table:table-cell office:value-type="string">
            <text:p>./box-s100_user-input-600</text:p>
          </table:table-cell>
          <table:table-cell office:value-type="float" office:value="28.56">
            <text:p>28.56</text:p>
          </table:table-cell>
          <table:table-cell office:value-type="float" office:value="0.0">
            <text:p>0.0</text:p>
          </table:table-cell>
          <table:table-cell office:value-type="float" office:value="68.07" table:style-name="cellWorst">
            <text:p>68.07</text:p>
          </table:table-cell>
          <table:table-cell office:value-type="float" office:value="0.0">
            <text:p>0.0</text:p>
          </table:table-cell>
          <table:table-cell office:value-type="float" office:value="22.37" table:style-name="cellBest">
            <text:p>22.37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5];[.$D95];[.$F95];[.$H95])"/>
          <table:table-cell table:formula="of:=MIN([.$C95];[.$E95];[.$G95];[.$I95])"/>
          <table:table-cell table:formula="of:=MEDIAN([.$B95];[.$D95];[.$F95];[.$H95])"/>
          <table:table-cell table:formula="of:=MEDIAN([.$C95];[.$E95];[.$G95];[.$I95])"/>
          <table:table-cell table:formula="of:=MAX([.$B95];[.$D95];[.$F95];[.$H95])"/>
          <table:table-cell table:formula="of:=MAX([.$C95];[.$E95];[.$G95];[.$I95])"/>
        </table:table-row>
        <table:table-row>
          <table:table-cell office:value-type="string">
            <text:p>./box-s100_user-input-800</text:p>
          </table:table-cell>
          <table:table-cell office:value-type="float" office:value="22.35" table:style-name="cellBest">
            <text:p>22.35</text:p>
          </table:table-cell>
          <table:table-cell office:value-type="float" office:value="0.0">
            <text:p>0.0</text:p>
          </table:table-cell>
          <table:table-cell office:value-type="float" office:value="40.07" table:style-name="cellWorst">
            <text:p>40.07</text:p>
          </table:table-cell>
          <table:table-cell office:value-type="float" office:value="0.0">
            <text:p>0.0</text:p>
          </table:table-cell>
          <table:table-cell office:value-type="float" office:value="24.27">
            <text:p>24.27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6];[.$D96];[.$F96];[.$H96])"/>
          <table:table-cell table:formula="of:=MIN([.$C96];[.$E96];[.$G96];[.$I96])"/>
          <table:table-cell table:formula="of:=MEDIAN([.$B96];[.$D96];[.$F96];[.$H96])"/>
          <table:table-cell table:formula="of:=MEDIAN([.$C96];[.$E96];[.$G96];[.$I96])"/>
          <table:table-cell table:formula="of:=MAX([.$B96];[.$D96];[.$F96];[.$H96])"/>
          <table:table-cell table:formula="of:=MAX([.$C96];[.$E96];[.$G96];[.$I96])"/>
        </table:table-row>
        <table:table-row>
          <table:table-cell office:value-type="string">
            <text:p>./box-s125_user-input-1171</text:p>
          </table:table-cell>
          <table:table-cell office:value-type="float" office:value="75.67" table:style-name="cellBest">
            <text:p>75.67</text:p>
          </table:table-cell>
          <table:table-cell office:value-type="float" office:value="0.0">
            <text:p>0.0</text:p>
          </table:table-cell>
          <table:table-cell office:value-type="float" office:value="140.01" table:style-name="cellWorst">
            <text:p>140.01</text:p>
          </table:table-cell>
          <table:table-cell office:value-type="float" office:value="0.0">
            <text:p>0.0</text:p>
          </table:table-cell>
          <table:table-cell office:value-type="float" office:value="79.07">
            <text:p>79.07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7];[.$D97];[.$F97];[.$H97])"/>
          <table:table-cell table:formula="of:=MIN([.$C97];[.$E97];[.$G97];[.$I97])"/>
          <table:table-cell table:formula="of:=MEDIAN([.$B97];[.$D97];[.$F97];[.$H97])"/>
          <table:table-cell table:formula="of:=MEDIAN([.$C97];[.$E97];[.$G97];[.$I97])"/>
          <table:table-cell table:formula="of:=MAX([.$B97];[.$D97];[.$F97];[.$H97])"/>
          <table:table-cell table:formula="of:=MAX([.$C97];[.$E97];[.$G97];[.$I97])"/>
        </table:table-row>
        <table:table-row>
          <table:table-cell office:value-type="string">
            <text:p>./box-s125_user-input-1562</text:p>
          </table:table-cell>
          <table:table-cell office:value-type="float" office:value="72.16" table:style-name="cellBest">
            <text:p>72.16</text:p>
          </table:table-cell>
          <table:table-cell office:value-type="float" office:value="0.0">
            <text:p>0.0</text:p>
          </table:table-cell>
          <table:table-cell office:value-type="float" office:value="114.15" table:style-name="cellWorst">
            <text:p>114.15</text:p>
          </table:table-cell>
          <table:table-cell office:value-type="float" office:value="0.0">
            <text:p>0.0</text:p>
          </table:table-cell>
          <table:table-cell office:value-type="float" office:value="78.88">
            <text:p>78.88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8];[.$D98];[.$F98];[.$H98])"/>
          <table:table-cell table:formula="of:=MIN([.$C98];[.$E98];[.$G98];[.$I98])"/>
          <table:table-cell table:formula="of:=MEDIAN([.$B98];[.$D98];[.$F98];[.$H98])"/>
          <table:table-cell table:formula="of:=MEDIAN([.$C98];[.$E98];[.$G98];[.$I98])"/>
          <table:table-cell table:formula="of:=MAX([.$B98];[.$D98];[.$F98];[.$H98])"/>
          <table:table-cell table:formula="of:=MAX([.$C98];[.$E98];[.$G98];[.$I98])"/>
        </table:table-row>
        <table:table-row>
          <table:table-cell office:value-type="string">
            <text:p>./box-s125_user-input-390</text:p>
          </table:table-cell>
          <table:table-cell office:value-type="float" office:value="73.37" table:style-name="cellBest">
            <text:p>73.37</text:p>
          </table:table-cell>
          <table:table-cell office:value-type="float" office:value="0.0">
            <text:p>0.0</text:p>
          </table:table-cell>
          <table:table-cell office:value-type="float" office:value="185.44" table:style-name="cellWorst">
            <text:p>185.44</text:p>
          </table:table-cell>
          <table:table-cell office:value-type="float" office:value="0.0">
            <text:p>0.0</text:p>
          </table:table-cell>
          <table:table-cell office:value-type="float" office:value="79.21">
            <text:p>79.21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99];[.$D99];[.$F99];[.$H99])"/>
          <table:table-cell table:formula="of:=MIN([.$C99];[.$E99];[.$G99];[.$I99])"/>
          <table:table-cell table:formula="of:=MEDIAN([.$B99];[.$D99];[.$F99];[.$H99])"/>
          <table:table-cell table:formula="of:=MEDIAN([.$C99];[.$E99];[.$G99];[.$I99])"/>
          <table:table-cell table:formula="of:=MAX([.$B99];[.$D99];[.$F99];[.$H99])"/>
          <table:table-cell table:formula="of:=MAX([.$C99];[.$E99];[.$G99];[.$I99])"/>
        </table:table-row>
        <table:table-row>
          <table:table-cell office:value-type="string">
            <text:p>./box-s125_user-input-781</text:p>
          </table:table-cell>
          <table:table-cell office:value-type="float" office:value="73.07" table:style-name="cellBest">
            <text:p>73.07</text:p>
          </table:table-cell>
          <table:table-cell office:value-type="float" office:value="0.0">
            <text:p>0.0</text:p>
          </table:table-cell>
          <table:table-cell office:value-type="float" office:value="189.87" table:style-name="cellWorst">
            <text:p>189.87</text:p>
          </table:table-cell>
          <table:table-cell office:value-type="float" office:value="0.0">
            <text:p>0.0</text:p>
          </table:table-cell>
          <table:table-cell office:value-type="float" office:value="77.84">
            <text:p>77.84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0];[.$D100];[.$F100];[.$H100])"/>
          <table:table-cell table:formula="of:=MIN([.$C100];[.$E100];[.$G100];[.$I100])"/>
          <table:table-cell table:formula="of:=MEDIAN([.$B100];[.$D100];[.$F100];[.$H100])"/>
          <table:table-cell table:formula="of:=MEDIAN([.$C100];[.$E100];[.$G100];[.$I100])"/>
          <table:table-cell table:formula="of:=MAX([.$B100];[.$D100];[.$F100];[.$H100])"/>
          <table:table-cell table:formula="of:=MAX([.$C100];[.$E100];[.$G100];[.$I100])"/>
        </table:table-row>
        <table:table-row>
          <table:table-cell office:value-type="string">
            <text:p>./box-s150_user-input-1350</text:p>
          </table:table-cell>
          <table:table-cell office:value-type="float" office:value="302.13">
            <text:p>302.13</text:p>
          </table:table-cell>
          <table:table-cell office:value-type="float" office:value="0.0">
            <text:p>0.0</text:p>
          </table:table-cell>
          <table:table-cell office:value-type="float" office:value="526.23" table:style-name="cellWorst">
            <text:p>526.23</text:p>
          </table:table-cell>
          <table:table-cell office:value-type="float" office:value="0.0">
            <text:p>0.0</text:p>
          </table:table-cell>
          <table:table-cell office:value-type="float" office:value="232.44" table:style-name="cellBest">
            <text:p>232.44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1];[.$D101];[.$F101];[.$H101])"/>
          <table:table-cell table:formula="of:=MIN([.$C101];[.$E101];[.$G101];[.$I101])"/>
          <table:table-cell table:formula="of:=MEDIAN([.$B101];[.$D101];[.$F101];[.$H101])"/>
          <table:table-cell table:formula="of:=MEDIAN([.$C101];[.$E101];[.$G101];[.$I101])"/>
          <table:table-cell table:formula="of:=MAX([.$B101];[.$D101];[.$F101];[.$H101])"/>
          <table:table-cell table:formula="of:=MAX([.$C101];[.$E101];[.$G101];[.$I101])"/>
        </table:table-row>
        <table:table-row>
          <table:table-cell office:value-type="string">
            <text:p>./box-s150_user-input-2025</text:p>
          </table:table-cell>
          <table:table-cell office:value-type="float" office:value="226.69" table:style-name="cellBest">
            <text:p>226.69</text:p>
          </table:table-cell>
          <table:table-cell office:value-type="float" office:value="0.0">
            <text:p>0.0</text:p>
          </table:table-cell>
          <table:table-cell office:value-type="float" office:value="454.07" table:style-name="cellWorst">
            <text:p>454.07</text:p>
          </table:table-cell>
          <table:table-cell office:value-type="float" office:value="0.0">
            <text:p>0.0</text:p>
          </table:table-cell>
          <table:table-cell office:value-type="float" office:value="228.6">
            <text:p>228.6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2];[.$D102];[.$F102];[.$H102])"/>
          <table:table-cell table:formula="of:=MIN([.$C102];[.$E102];[.$G102];[.$I102])"/>
          <table:table-cell table:formula="of:=MEDIAN([.$B102];[.$D102];[.$F102];[.$H102])"/>
          <table:table-cell table:formula="of:=MEDIAN([.$C102];[.$E102];[.$G102];[.$I102])"/>
          <table:table-cell table:formula="of:=MAX([.$B102];[.$D102];[.$F102];[.$H102])"/>
          <table:table-cell table:formula="of:=MAX([.$C102];[.$E102];[.$G102];[.$I102])"/>
        </table:table-row>
        <table:table-row>
          <table:table-cell office:value-type="string">
            <text:p>./box-s150_user-input-2700</text:p>
          </table:table-cell>
          <table:table-cell office:value-type="float" office:value="289.53">
            <text:p>289.53</text:p>
          </table:table-cell>
          <table:table-cell office:value-type="float" office:value="0.0">
            <text:p>0.0</text:p>
          </table:table-cell>
          <table:table-cell office:value-type="float" office:value="366.09" table:style-name="cellWorst">
            <text:p>366.09</text:p>
          </table:table-cell>
          <table:table-cell office:value-type="float" office:value="0.0">
            <text:p>0.0</text:p>
          </table:table-cell>
          <table:table-cell office:value-type="float" office:value="232.91" table:style-name="cellBest">
            <text:p>232.91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3];[.$D103];[.$F103];[.$H103])"/>
          <table:table-cell table:formula="of:=MIN([.$C103];[.$E103];[.$G103];[.$I103])"/>
          <table:table-cell table:formula="of:=MEDIAN([.$B103];[.$D103];[.$F103];[.$H103])"/>
          <table:table-cell table:formula="of:=MEDIAN([.$C103];[.$E103];[.$G103];[.$I103])"/>
          <table:table-cell table:formula="of:=MAX([.$B103];[.$D103];[.$F103];[.$H103])"/>
          <table:table-cell table:formula="of:=MAX([.$C103];[.$E103];[.$G103];[.$I103])"/>
        </table:table-row>
        <table:table-row>
          <table:table-cell office:value-type="string">
            <text:p>./box-s150_user-input-675</text:p>
          </table:table-cell>
          <table:table-cell office:value-type="float" office:value="223.63" table:style-name="cellBest">
            <text:p>223.63</text:p>
          </table:table-cell>
          <table:table-cell office:value-type="float" office:value="0.0">
            <text:p>0.0</text:p>
          </table:table-cell>
          <table:table-cell office:value-type="float" office:value="426.69" table:style-name="cellWorst">
            <text:p>426.69</text:p>
          </table:table-cell>
          <table:table-cell office:value-type="float" office:value="0.0">
            <text:p>0.0</text:p>
          </table:table-cell>
          <table:table-cell office:value-type="float" office:value="231.81">
            <text:p>231.81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4];[.$D104];[.$F104];[.$H104])"/>
          <table:table-cell table:formula="of:=MIN([.$C104];[.$E104];[.$G104];[.$I104])"/>
          <table:table-cell table:formula="of:=MEDIAN([.$B104];[.$D104];[.$F104];[.$H104])"/>
          <table:table-cell table:formula="of:=MEDIAN([.$C104];[.$E104];[.$G104];[.$I104])"/>
          <table:table-cell table:formula="of:=MAX([.$B104];[.$D104];[.$F104];[.$H104])"/>
          <table:table-cell table:formula="of:=MAX([.$C104];[.$E104];[.$G104];[.$I104])"/>
        </table:table-row>
        <table:table-row>
          <table:table-cell office:value-type="string">
            <text:p>./box-s50_user-input-100</text:p>
          </table:table-cell>
          <table:table-cell office:value-type="float" office:value="3.26">
            <text:p>3.26</text:p>
          </table:table-cell>
          <table:table-cell office:value-type="float" office:value="0.0">
            <text:p>0.0</text:p>
          </table:table-cell>
          <table:table-cell office:value-type="float" office:value="3.57">
            <text:p>3.57</text:p>
          </table:table-cell>
          <table:table-cell office:value-type="float" office:value="0.0">
            <text:p>0.0</text:p>
          </table:table-cell>
          <table:table-cell office:value-type="float" office:value="3.23">
            <text:p>3.23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5];[.$D105];[.$F105];[.$H105])"/>
          <table:table-cell table:formula="of:=MIN([.$C105];[.$E105];[.$G105];[.$I105])"/>
          <table:table-cell table:formula="of:=MEDIAN([.$B105];[.$D105];[.$F105];[.$H105])"/>
          <table:table-cell table:formula="of:=MEDIAN([.$C105];[.$E105];[.$G105];[.$I105])"/>
          <table:table-cell table:formula="of:=MAX([.$B105];[.$D105];[.$F105];[.$H105])"/>
          <table:table-cell table:formula="of:=MAX([.$C105];[.$E105];[.$G105];[.$I105])"/>
        </table:table-row>
        <table:table-row>
          <table:table-cell office:value-type="string">
            <text:p>./box-s50_user-input-25</text:p>
          </table:table-cell>
          <table:table-cell office:value-type="float" office:value="2.88" table:style-name="cellBest">
            <text:p>2.88</text:p>
          </table:table-cell>
          <table:table-cell office:value-type="float" office:value="0.0">
            <text:p>0.0</text:p>
          </table:table-cell>
          <table:table-cell office:value-type="float" office:value="5.66">
            <text:p>5.66</text:p>
          </table:table-cell>
          <table:table-cell office:value-type="float" office:value="0.0">
            <text:p>0.0</text:p>
          </table:table-cell>
          <table:table-cell office:value-type="float" office:value="4.06">
            <text:p>4.06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6];[.$D106];[.$F106];[.$H106])"/>
          <table:table-cell table:formula="of:=MIN([.$C106];[.$E106];[.$G106];[.$I106])"/>
          <table:table-cell table:formula="of:=MEDIAN([.$B106];[.$D106];[.$F106];[.$H106])"/>
          <table:table-cell table:formula="of:=MEDIAN([.$C106];[.$E106];[.$G106];[.$I106])"/>
          <table:table-cell table:formula="of:=MAX([.$B106];[.$D106];[.$F106];[.$H106])"/>
          <table:table-cell table:formula="of:=MAX([.$C106];[.$E106];[.$G106];[.$I106])"/>
        </table:table-row>
        <table:table-row>
          <table:table-cell office:value-type="string">
            <text:p>./box-s50_user-input-50</text:p>
          </table:table-cell>
          <table:table-cell office:value-type="float" office:value="2.9" table:style-name="cellBest">
            <text:p>2.9</text:p>
          </table:table-cell>
          <table:table-cell office:value-type="float" office:value="0.0">
            <text:p>0.0</text:p>
          </table:table-cell>
          <table:table-cell office:value-type="float" office:value="5.41" table:style-name="cellWorst">
            <text:p>5.41</text:p>
          </table:table-cell>
          <table:table-cell office:value-type="float" office:value="0.0">
            <text:p>0.0</text:p>
          </table:table-cell>
          <table:table-cell office:value-type="float" office:value="3.03">
            <text:p>3.03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7];[.$D107];[.$F107];[.$H107])"/>
          <table:table-cell table:formula="of:=MIN([.$C107];[.$E107];[.$G107];[.$I107])"/>
          <table:table-cell table:formula="of:=MEDIAN([.$B107];[.$D107];[.$F107];[.$H107])"/>
          <table:table-cell table:formula="of:=MEDIAN([.$C107];[.$E107];[.$G107];[.$I107])"/>
          <table:table-cell table:formula="of:=MAX([.$B107];[.$D107];[.$F107];[.$H107])"/>
          <table:table-cell table:formula="of:=MAX([.$C107];[.$E107];[.$G107];[.$I107])"/>
        </table:table-row>
        <table:table-row>
          <table:table-cell office:value-type="string">
            <text:p>./box-s50_user-input-75</text:p>
          </table:table-cell>
          <table:table-cell office:value-type="float" office:value="3.48">
            <text:p>3.48</text:p>
          </table:table-cell>
          <table:table-cell office:value-type="float" office:value="0.0">
            <text:p>0.0</text:p>
          </table:table-cell>
          <table:table-cell office:value-type="float" office:value="5.17">
            <text:p>5.17</text:p>
          </table:table-cell>
          <table:table-cell office:value-type="float" office:value="0.0">
            <text:p>0.0</text:p>
          </table:table-cell>
          <table:table-cell office:value-type="float" office:value="3.25">
            <text:p>3.25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8];[.$D108];[.$F108];[.$H108])"/>
          <table:table-cell table:formula="of:=MIN([.$C108];[.$E108];[.$G108];[.$I108])"/>
          <table:table-cell table:formula="of:=MEDIAN([.$B108];[.$D108];[.$F108];[.$H108])"/>
          <table:table-cell table:formula="of:=MEDIAN([.$C108];[.$E108];[.$G108];[.$I108])"/>
          <table:table-cell table:formula="of:=MAX([.$B108];[.$D108];[.$F108];[.$H108])"/>
          <table:table-cell table:formula="of:=MAX([.$C108];[.$E108];[.$G108];[.$I108])"/>
        </table:table-row>
        <table:table-row>
          <table:table-cell office:value-type="string">
            <text:p>./box-s75_user-input-168</text:p>
          </table:table-cell>
          <table:table-cell office:value-type="float" office:value="6.17" table:style-name="cellBest">
            <text:p>6.17</text:p>
          </table:table-cell>
          <table:table-cell office:value-type="float" office:value="0.0">
            <text:p>0.0</text:p>
          </table:table-cell>
          <table:table-cell office:value-type="float" office:value="18.94" table:style-name="cellWorst">
            <text:p>18.94</text:p>
          </table:table-cell>
          <table:table-cell office:value-type="float" office:value="0.0">
            <text:p>0.0</text:p>
          </table:table-cell>
          <table:table-cell office:value-type="float" office:value="6.78">
            <text:p>6.78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09];[.$D109];[.$F109];[.$H109])"/>
          <table:table-cell table:formula="of:=MIN([.$C109];[.$E109];[.$G109];[.$I109])"/>
          <table:table-cell table:formula="of:=MEDIAN([.$B109];[.$D109];[.$F109];[.$H109])"/>
          <table:table-cell table:formula="of:=MEDIAN([.$C109];[.$E109];[.$G109];[.$I109])"/>
          <table:table-cell table:formula="of:=MAX([.$B109];[.$D109];[.$F109];[.$H109])"/>
          <table:table-cell table:formula="of:=MAX([.$C109];[.$E109];[.$G109];[.$I109])"/>
        </table:table-row>
        <table:table-row>
          <table:table-cell office:value-type="string">
            <text:p>./box-s75_user-input-252</text:p>
          </table:table-cell>
          <table:table-cell office:value-type="float" office:value="6.43" table:style-name="cellBest">
            <text:p>6.43</text:p>
          </table:table-cell>
          <table:table-cell office:value-type="float" office:value="0.0">
            <text:p>0.0</text:p>
          </table:table-cell>
          <table:table-cell office:value-type="float" office:value="13.69" table:style-name="cellWorst">
            <text:p>13.69</text:p>
          </table:table-cell>
          <table:table-cell office:value-type="float" office:value="0.0">
            <text:p>0.0</text:p>
          </table:table-cell>
          <table:table-cell office:value-type="float" office:value="6.91">
            <text:p>6.91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10];[.$D110];[.$F110];[.$H110])"/>
          <table:table-cell table:formula="of:=MIN([.$C110];[.$E110];[.$G110];[.$I110])"/>
          <table:table-cell table:formula="of:=MEDIAN([.$B110];[.$D110];[.$F110];[.$H110])"/>
          <table:table-cell table:formula="of:=MEDIAN([.$C110];[.$E110];[.$G110];[.$I110])"/>
          <table:table-cell table:formula="of:=MAX([.$B110];[.$D110];[.$F110];[.$H110])"/>
          <table:table-cell table:formula="of:=MAX([.$C110];[.$E110];[.$G110];[.$I110])"/>
        </table:table-row>
        <table:table-row>
          <table:table-cell office:value-type="string">
            <text:p>./box-s75_user-input-336</text:p>
          </table:table-cell>
          <table:table-cell office:value-type="float" office:value="8.28">
            <text:p>8.28</text:p>
          </table:table-cell>
          <table:table-cell office:value-type="float" office:value="0.0">
            <text:p>0.0</text:p>
          </table:table-cell>
          <table:table-cell office:value-type="float" office:value="11.81" table:style-name="cellWorst">
            <text:p>11.81</text:p>
          </table:table-cell>
          <table:table-cell office:value-type="float" office:value="0.0">
            <text:p>0.0</text:p>
          </table:table-cell>
          <table:table-cell office:value-type="float" office:value="6.71" table:style-name="cellBest">
            <text:p>6.71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11];[.$D111];[.$F111];[.$H111])"/>
          <table:table-cell table:formula="of:=MIN([.$C111];[.$E111];[.$G111];[.$I111])"/>
          <table:table-cell table:formula="of:=MEDIAN([.$B111];[.$D111];[.$F111];[.$H111])"/>
          <table:table-cell table:formula="of:=MEDIAN([.$C111];[.$E111];[.$G111];[.$I111])"/>
          <table:table-cell table:formula="of:=MAX([.$B111];[.$D111];[.$F111];[.$H111])"/>
          <table:table-cell table:formula="of:=MAX([.$C111];[.$E111];[.$G111];[.$I111])"/>
        </table:table-row>
        <table:table-row>
          <table:table-cell office:value-type="string">
            <text:p>./box-s75_user-input-84</text:p>
          </table:table-cell>
          <table:table-cell office:value-type="float" office:value="7.2">
            <text:p>7.2</text:p>
          </table:table-cell>
          <table:table-cell office:value-type="float" office:value="0.0">
            <text:p>0.0</text:p>
          </table:table-cell>
          <table:table-cell office:value-type="float" office:value="22.76" table:style-name="cellWorst">
            <text:p>22.76</text:p>
          </table:table-cell>
          <table:table-cell office:value-type="float" office:value="0.0">
            <text:p>0.0</text:p>
          </table:table-cell>
          <table:table-cell office:value-type="float" office:value="6.74" table:style-name="cellBest">
            <text:p>6.74</text:p>
          </table:table-cell>
          <table:table-cell office:value-type="float" office:value="0.0">
            <text:p>0.0</text:p>
          </table:table-cell>
          <table:table-cell/>
          <table:table-cell/>
          <table:table-cell table:formula="of:=MIN([.$B112];[.$D112];[.$F112];[.$H112])"/>
          <table:table-cell table:formula="of:=MIN([.$C112];[.$E112];[.$G112];[.$I112])"/>
          <table:table-cell table:formula="of:=MEDIAN([.$B112];[.$D112];[.$F112];[.$H112])"/>
          <table:table-cell table:formula="of:=MEDIAN([.$C112];[.$E112];[.$G112];[.$I112])"/>
          <table:table-cell table:formula="of:=MAX([.$B112];[.$D112];[.$F112];[.$H112])"/>
          <table:table-cell table:formula="of:=MAX([.$C112];[.$E112];[.$G112];[.$I112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112])"/>
          <table:table-cell table:formula="of:=SUM([.$C3:.$C112])"/>
          <table:table-cell table:formula="of:=SUM([.$D3:.$D112])" table:style-name="cellWorst"/>
          <table:table-cell table:formula="of:=SUM([.$E3:.$E112])" table:style-name="cellWorst"/>
          <table:table-cell table:formula="of:=SUM([.$F3:.$F112])"/>
          <table:table-cell table:formula="of:=SUM([.$G3:.$G112])"/>
          <table:table-cell table:formula="of:=SUM([.$H3:.$H112])" table:style-name="cellBest"/>
          <table:table-cell table:formula="of:=SUM([.$I3:.$I112])" table:style-name="cellBest"/>
          <table:table-cell table:formula="of:=SUM([.$J3:.$J112])"/>
          <table:table-cell table:formula="of:=SUM([.$K3:.$K112])"/>
          <table:table-cell table:formula="of:=SUM([.$L3:.$L112])"/>
          <table:table-cell table:formula="of:=SUM([.$M3:.$M112])"/>
          <table:table-cell table:formula="of:=SUM([.$N3:.$N112])"/>
          <table:table-cell table:formula="of:=SUM([.$O3:.$O112])"/>
        </table:table-row>
        <table:table-row>
          <table:table-cell office:value-type="string">
            <text:p>AVG</text:p>
          </table:table-cell>
          <table:table-cell table:formula="of:=AVERAGE([.$B3:.$B112])"/>
          <table:table-cell table:formula="of:=AVERAGE([.$C3:.$C112])"/>
          <table:table-cell table:formula="of:=AVERAGE([.$D3:.$D112])" table:style-name="cellWorst"/>
          <table:table-cell table:formula="of:=AVERAGE([.$E3:.$E112])" table:style-name="cellWorst"/>
          <table:table-cell table:formula="of:=AVERAGE([.$F3:.$F112])"/>
          <table:table-cell table:formula="of:=AVERAGE([.$G3:.$G112])"/>
          <table:table-cell table:formula="of:=AVERAGE([.$H3:.$H112])" table:style-name="cellBest"/>
          <table:table-cell table:formula="of:=AVERAGE([.$I3:.$I112])" table:style-name="cellBest"/>
          <table:table-cell table:formula="of:=AVERAGE([.$J3:.$J112])"/>
          <table:table-cell table:formula="of:=AVERAGE([.$K3:.$K112])"/>
          <table:table-cell table:formula="of:=AVERAGE([.$L3:.$L112])"/>
          <table:table-cell table:formula="of:=AVERAGE([.$M3:.$M112])"/>
          <table:table-cell table:formula="of:=AVERAGE([.$N3:.$N112])"/>
          <table:table-cell table:formula="of:=AVERAGE([.$O3:.$O112])"/>
        </table:table-row>
        <table:table-row>
          <table:table-cell office:value-type="string">
            <text:p>DEV</text:p>
          </table:table-cell>
          <table:table-cell table:formula="of:=STDEV([.$B3:.$B112])"/>
          <table:table-cell table:formula="of:=STDEV([.$C3:.$C112])"/>
          <table:table-cell table:formula="of:=STDEV([.$D3:.$D112])" table:style-name="cellWorst"/>
          <table:table-cell table:formula="of:=STDEV([.$E3:.$E112])" table:style-name="cellWorst"/>
          <table:table-cell table:formula="of:=STDEV([.$F3:.$F112])"/>
          <table:table-cell table:formula="of:=STDEV([.$G3:.$G112])"/>
          <table:table-cell table:formula="of:=STDEV([.$H3:.$H112])" table:style-name="cellBest"/>
          <table:table-cell table:formula="of:=STDEV([.$I3:.$I112])" table:style-name="cellBest"/>
          <table:table-cell table:formula="of:=STDEV([.$J3:.$J112])"/>
          <table:table-cell table:formula="of:=STDEV([.$K3:.$K112])"/>
          <table:table-cell table:formula="of:=STDEV([.$L3:.$L112])"/>
          <table:table-cell table:formula="of:=STDEV([.$M3:.$M112])"/>
          <table:table-cell table:formula="of:=STDEV([.$N3:.$N112])"/>
          <table:table-cell table:formula="of:=STDEV([.$O3:.$O112])"/>
        </table:table-row>
        <table:table-row>
          <table:table-cell office:value-type="string">
            <text:p>DST</text:p>
          </table:table-cell>
          <table:table-cell table:formula="of:=SUMPRODUCT(--([.$B3:.$B112]-[.$J3:.$J112])^2)^0.5"/>
          <table:table-cell table:formula="of:=SUMPRODUCT(--([.$C3:.$C112]-[.$K3:.$K112])^2)^0.5"/>
          <table:table-cell table:formula="of:=SUMPRODUCT(--([.$D3:.$D112]-[.$J3:.$J112])^2)^0.5" table:style-name="cellWorst"/>
          <table:table-cell table:formula="of:=SUMPRODUCT(--([.$E3:.$E112]-[.$K3:.$K112])^2)^0.5" table:style-name="cellWorst"/>
          <table:table-cell table:formula="of:=SUMPRODUCT(--([.$F3:.$F112]-[.$J3:.$J112])^2)^0.5"/>
          <table:table-cell table:formula="of:=SUMPRODUCT(--([.$G3:.$G112]-[.$K3:.$K112])^2)^0.5"/>
          <table:table-cell table:formula="of:=SUMPRODUCT(--([.$H3:.$H112]-[.$J3:.$J112])^2)^0.5" table:style-name="cellBest"/>
          <table:table-cell table:formula="of:=SUMPRODUCT(--([.$I3:.$I112]-[.$K3:.$K112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112]=[.$J3:.$J112]))" table:style-name="cellBest"/>
          <table:table-cell table:formula="of:=SUMPRODUCT(--([.$C3:.$C112]=[.$K3:.$K112]))" table:style-name="cellBest"/>
          <table:table-cell table:formula="of:=SUMPRODUCT(--([.$D3:.$D112]=[.$J3:.$J112]))" table:style-name="cellWorst"/>
          <table:table-cell table:formula="of:=SUMPRODUCT(--([.$E3:.$E112]=[.$K3:.$K112]))"/>
          <table:table-cell table:formula="of:=SUMPRODUCT(--([.$F3:.$F112]=[.$J3:.$J112]))"/>
          <table:table-cell table:formula="of:=SUMPRODUCT(--([.$G3:.$G112]=[.$K3:.$K112]))"/>
          <table:table-cell table:formula="of:=SUMPRODUCT(--([.$H3:.$H112]=[.$J3:.$J112]))"/>
          <table:table-cell table:formula="of:=SUMPRODUCT(--([.$I3:.$I112]=[.$K3:.$K112]))" table:style-name="cellWor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112]&lt;[.$L3:.$L112]))" table:style-name="cellBest"/>
          <table:table-cell table:formula="of:=SUMPRODUCT(--([.$C3:.$C112]&lt;[.$M3:.$M112]))"/>
          <table:table-cell table:formula="of:=SUMPRODUCT(--([.$D3:.$D112]&lt;[.$L3:.$L112]))"/>
          <table:table-cell table:formula="of:=SUMPRODUCT(--([.$E3:.$E112]&lt;[.$M3:.$M112]))"/>
          <table:table-cell table:formula="of:=SUMPRODUCT(--([.$F3:.$F112]&lt;[.$L3:.$L112]))"/>
          <table:table-cell table:formula="of:=SUMPRODUCT(--([.$G3:.$G112]&lt;[.$M3:.$M112]))" table:style-name="cellWorst"/>
          <table:table-cell table:formula="of:=SUMPRODUCT(--([.$H3:.$H112]&lt;[.$L3:.$L112]))" table:style-name="cellWorst"/>
          <table:table-cell table:formula="of:=SUMPRODUCT(--([.$I3:.$I112]&lt;[.$M3:.$M112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112]&gt;[.$L3:.$L112]))" table:style-name="cellBest"/>
          <table:table-cell table:formula="of:=SUMPRODUCT(--([.$C3:.$C112]&gt;[.$M3:.$M112]))" table:style-name="cellBest"/>
          <table:table-cell table:formula="of:=SUMPRODUCT(--([.$D3:.$D112]&gt;[.$L3:.$L112]))"/>
          <table:table-cell table:formula="of:=SUMPRODUCT(--([.$E3:.$E112]&gt;[.$M3:.$M112]))" table:style-name="cellWorst"/>
          <table:table-cell table:formula="of:=SUMPRODUCT(--([.$F3:.$F112]&gt;[.$L3:.$L112]))"/>
          <table:table-cell table:formula="of:=SUMPRODUCT(--([.$G3:.$G112]&gt;[.$M3:.$M112]))"/>
          <table:table-cell table:formula="of:=SUMPRODUCT(--([.$H3:.$H112]&gt;[.$L3:.$L112]))" table:style-name="cellWorst"/>
          <table:table-cell table:formula="of:=SUMPRODUCT(--([.$I3:.$I112]&gt;[.$M3:.$M112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112]=[.$N3:.$N112]))" table:style-name="cellBest"/>
          <table:table-cell table:formula="of:=SUMPRODUCT(--([.$C3:.$C112]=[.$O3:.$O112]))"/>
          <table:table-cell table:formula="of:=SUMPRODUCT(--([.$D3:.$D112]=[.$N3:.$N112]))"/>
          <table:table-cell table:formula="of:=SUMPRODUCT(--([.$E3:.$E112]=[.$O3:.$O112]))" table:style-name="cellWorst"/>
          <table:table-cell table:formula="of:=SUMPRODUCT(--([.$F3:.$F112]=[.$N3:.$N112]))"/>
          <table:table-cell table:formula="of:=SUMPRODUCT(--([.$G3:.$G112]=[.$O3:.$O112]))"/>
          <table:table-cell table:formula="of:=SUMPRODUCT(--([.$H3:.$H112]=[.$N3:.$N112]))" table:style-name="cellWorst"/>
          <table:table-cell table:formula="of:=SUMPRODUCT(--([.$I3:.$I112]=[.$O3:.$O112]))" table:style-name="cellBest"/>
          <table:table-cell/>
          <table:table-cell/>
          <table:table-cell/>
          <table:table-cell/>
          <table:table-cell/>
          <table:table-cell/>
        </table:table-row>
      </table:table>
      <table:table table:name="Classes" table:style-name="ta1">
        <table:table-row>
          <table:table-cell/>
          <table:table-cell office:value-type="string">
            <text:p>coomsuite-0.1/clingo</text:p>
          </table:table-cell>
          <table:table-cell/>
          <table:table-cell office:value-type="string">
            <text:p>coomsuite-0.1/clingo-brave</text:p>
          </table:table-cell>
          <table:table-cell/>
          <table:table-cell office:value-type="string">
            <text:p>coomsuite-0.1/clingo-cautious</text:p>
          </table:table-cell>
          <table:table-cell/>
          <table:table-cell office:value-type="string">
            <text:p>coomsuite-0.1/flingo</text:p>
          </table:table-cell>
          <table:table-cell/>
          <table:table-cell office:value-type="string">
            <text:p>min</text:p>
          </table:table-cell>
          <table:table-cell/>
          <table:table-cell office:value-type="string">
            <text:p>median</text:p>
          </table:table-cell>
          <table:table-cell/>
          <table:table-cell office:value-type="string">
            <text:p>max</text:p>
          </table:table-cell>
          <table:table-cell/>
        </table:table-row>
        <table:table-row>
          <table:table-cell/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>
          <table:table-cell office:value-type="string">
            <text:p>.</text:p>
          </table:table-cell>
          <table:table-cell table:formula="of:=AVERAGE([Instances.B3:Instances.B92])"/>
          <table:table-cell table:formula="of:=SUM([Instances.C3:Instances.C92])"/>
          <table:table-cell table:formula="of:=AVERAGE([Instances.D3:Instances.D92])" table:style-name="cellWorst"/>
          <table:table-cell table:formula="of:=SUM([Instances.E3:Instances.E92])" table:style-name="cellWorst"/>
          <table:table-cell table:formula="of:=AVERAGE([Instances.F3:Instances.F92])"/>
          <table:table-cell table:formula="of:=SUM([Instances.G3:Instances.G92])"/>
          <table:table-cell table:formula="of:=AVERAGE([Instances.H3:Instances.H92])" table:style-name="cellBest"/>
          <table:table-cell table:formula="of:=SUM([Instances.I3:Instances.I92])" table:style-name="cellBest"/>
          <table:table-cell table:formula="of:=MIN([.$B3];[.$D3];[.$F3];[.$H3])"/>
          <table:table-cell table:formula="of:=MIN([.$C3];[.$E3];[.$G3];[.$I3])"/>
          <table:table-cell table:formula="of:=MEDIAN([.$B3];[.$D3];[.$F3];[.$H3])"/>
          <table:table-cell table:formula="of:=MEDIAN([.$C3];[.$E3];[.$G3];[.$I3])"/>
          <table:table-cell table:formula="of:=MAX([.$B3];[.$D3];[.$F3];[.$H3])"/>
          <table:table-cell table:formula="of:=MAX([.$C3];[.$E3];[.$G3];[.$I3])"/>
        </table:table-row>
        <table:table-row>
          <table:table-cell office:value-type="string">
            <text:p>.</text:p>
          </table:table-cell>
          <table:table-cell table:formula="of:=AVERAGE([Instances.B93:Instances.B112])"/>
          <table:table-cell table:formula="of:=SUM([Instances.C93:Instances.C112])"/>
          <table:table-cell table:formula="of:=AVERAGE([Instances.D93:Instances.D112])" table:style-name="cellWorst"/>
          <table:table-cell table:formula="of:=SUM([Instances.E93:Instances.E112])"/>
          <table:table-cell table:formula="of:=AVERAGE([Instances.F93:Instances.F112])" table:style-name="cellBest"/>
          <table:table-cell table:formula="of:=SUM([Instances.G93:Instances.G112])"/>
          <table:table-cell/>
          <table:table-cell/>
          <table:table-cell table:formula="of:=MIN([.$B4];[.$D4];[.$F4];[.$H4])"/>
          <table:table-cell table:formula="of:=MIN([.$C4];[.$E4];[.$G4];[.$I4])"/>
          <table:table-cell table:formula="of:=MEDIAN([.$B4];[.$D4];[.$F4];[.$H4])"/>
          <table:table-cell table:formula="of:=MEDIAN([.$C4];[.$E4];[.$G4];[.$I4])"/>
          <table:table-cell table:formula="of:=MAX([.$B4];[.$D4];[.$F4];[.$H4])"/>
          <table:table-cell table:formula="of:=MAX([.$C4];[.$E4];[.$G4];[.$I4])"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M</text:p>
          </table:table-cell>
          <table:table-cell table:formula="of:=SUM([.$B3:.$B4])"/>
          <table:table-cell table:formula="of:=SUM([.$C3:.$C4])"/>
          <table:table-cell table:formula="of:=SUM([.$D3:.$D4])" table:style-name="cellWorst"/>
          <table:table-cell table:formula="of:=SUM([.$E3:.$E4])" table:style-name="cellWorst"/>
          <table:table-cell table:formula="of:=SUM([.$F3:.$F4])"/>
          <table:table-cell table:formula="of:=SUM([.$G3:.$G4])"/>
          <table:table-cell table:formula="of:=SUM([.$H3:.$H4])" table:style-name="cellBest"/>
          <table:table-cell table:formula="of:=SUM([.$I3:.$I4])" table:style-name="cellBest"/>
          <table:table-cell table:formula="of:=SUM([.$J3:.$J4])"/>
          <table:table-cell table:formula="of:=SUM([.$K3:.$K4])"/>
          <table:table-cell table:formula="of:=SUM([.$L3:.$L4])"/>
          <table:table-cell table:formula="of:=SUM([.$M3:.$M4])"/>
          <table:table-cell table:formula="of:=SUM([.$N3:.$N4])"/>
          <table:table-cell table:formula="of:=SUM([.$O3:.$O4])"/>
        </table:table-row>
        <table:table-row>
          <table:table-cell office:value-type="string">
            <text:p>AVG</text:p>
          </table:table-cell>
          <table:table-cell table:formula="of:=AVERAGE([.$B3:.$B4])" table:style-name="cellBest"/>
          <table:table-cell table:formula="of:=AVERAGE([.$C3:.$C4])"/>
          <table:table-cell table:formula="of:=AVERAGE([.$D3:.$D4])" table:style-name="cellWorst"/>
          <table:table-cell table:formula="of:=AVERAGE([.$E3:.$E4])" table:style-name="cellWorst"/>
          <table:table-cell table:formula="of:=AVERAGE([.$F3:.$F4])"/>
          <table:table-cell table:formula="of:=AVERAGE([.$G3:.$G4])"/>
          <table:table-cell table:formula="of:=AVERAGE([.$H3:.$H4])"/>
          <table:table-cell table:formula="of:=AVERAGE([.$I3:.$I4])" table:style-name="cellBest"/>
          <table:table-cell table:formula="of:=AVERAGE([.$J3:.$J4])"/>
          <table:table-cell table:formula="of:=AVERAGE([.$K3:.$K4])"/>
          <table:table-cell table:formula="of:=AVERAGE([.$L3:.$L4])"/>
          <table:table-cell table:formula="of:=AVERAGE([.$M3:.$M4])"/>
          <table:table-cell table:formula="of:=AVERAGE([.$N3:.$N4])"/>
          <table:table-cell table:formula="of:=AVERAGE([.$O3:.$O4])"/>
        </table:table-row>
        <table:table-row>
          <table:table-cell office:value-type="string">
            <text:p>DEV</text:p>
          </table:table-cell>
          <table:table-cell table:formula="of:=STDEV([.$B3:.$B4])" table:style-name="cellBest"/>
          <table:table-cell table:formula="of:=STDEV([.$C3:.$C4])" table:style-name="cellBest"/>
          <table:table-cell table:formula="of:=STDEV([.$D3:.$D4])"/>
          <table:table-cell table:formula="of:=STDEV([.$E3:.$E4])" table:style-name="cellWorst"/>
          <table:table-cell table:formula="of:=STDEV([.$F3:.$F4])" table:style-name="cellWorst"/>
          <table:table-cell table:formula="of:=STDEV([.$G3:.$G4])"/>
          <table:table-cell table:formula="of:=STDEV([.$H3:.$H4])"/>
          <table:table-cell table:formula="of:=STDEV([.$I3:.$I4])"/>
          <table:table-cell table:formula="of:=STDEV([.$J3:.$J4])"/>
          <table:table-cell table:formula="of:=STDEV([.$K3:.$K4])"/>
          <table:table-cell table:formula="of:=STDEV([.$L3:.$L4])"/>
          <table:table-cell table:formula="of:=STDEV([.$M3:.$M4])"/>
          <table:table-cell table:formula="of:=STDEV([.$N3:.$N4])"/>
          <table:table-cell table:formula="of:=STDEV([.$O3:.$O4])"/>
        </table:table-row>
        <table:table-row>
          <table:table-cell office:value-type="string">
            <text:p>DST</text:p>
          </table:table-cell>
          <table:table-cell table:formula="of:=SUMPRODUCT(--([.$B3:.$B4]-[.$J3:.$J4])^2)^0.5"/>
          <table:table-cell table:formula="of:=SUMPRODUCT(--([.$C3:.$C4]-[.$K3:.$K4])^2)^0.5"/>
          <table:table-cell table:formula="of:=SUMPRODUCT(--([.$D3:.$D4]-[.$J3:.$J4])^2)^0.5" table:style-name="cellWorst"/>
          <table:table-cell table:formula="of:=SUMPRODUCT(--([.$E3:.$E4]-[.$K3:.$K4])^2)^0.5" table:style-name="cellWorst"/>
          <table:table-cell table:formula="of:=SUMPRODUCT(--([.$F3:.$F4]-[.$J3:.$J4])^2)^0.5"/>
          <table:table-cell table:formula="of:=SUMPRODUCT(--([.$G3:.$G4]-[.$K3:.$K4])^2)^0.5"/>
          <table:table-cell table:formula="of:=SUMPRODUCT(--([.$H3:.$H4]-[.$J3:.$J4])^2)^0.5" table:style-name="cellBest"/>
          <table:table-cell table:formula="of:=SUMPRODUCT(--([.$I3:.$I4]-[.$K3:.$K4])^2)^0.5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ST</text:p>
          </table:table-cell>
          <table:table-cell table:formula="of:=SUMPRODUCT(--([.$B3:.$B4]=[.$J3:.$J4]))"/>
          <table:table-cell table:formula="of:=SUMPRODUCT(--([.$C3:.$C4]=[.$K3:.$K4]))"/>
          <table:table-cell table:formula="of:=SUMPRODUCT(--([.$D3:.$D4]=[.$J3:.$J4]))"/>
          <table:table-cell table:formula="of:=SUMPRODUCT(--([.$E3:.$E4]=[.$K3:.$K4]))"/>
          <table:table-cell table:formula="of:=SUMPRODUCT(--([.$F3:.$F4]=[.$J3:.$J4]))"/>
          <table:table-cell table:formula="of:=SUMPRODUCT(--([.$G3:.$G4]=[.$K3:.$K4]))"/>
          <table:table-cell table:formula="of:=SUMPRODUCT(--([.$H3:.$H4]=[.$J3:.$J4]))"/>
          <table:table-cell table:formula="of:=SUMPRODUCT(--([.$I3:.$I4]=[.$K3:.$K4]))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TTER</text:p>
          </table:table-cell>
          <table:table-cell table:formula="of:=SUMPRODUCT(--([.$B3:.$B4]&lt;[.$L3:.$L4]))"/>
          <table:table-cell table:formula="of:=SUMPRODUCT(--([.$C3:.$C4]&lt;[.$M3:.$M4]))" table:style-name="cellBest"/>
          <table:table-cell table:formula="of:=SUMPRODUCT(--([.$D3:.$D4]&lt;[.$L3:.$L4]))"/>
          <table:table-cell table:formula="of:=SUMPRODUCT(--([.$E3:.$E4]&lt;[.$M3:.$M4]))" table:style-name="cellWorst"/>
          <table:table-cell table:formula="of:=SUMPRODUCT(--([.$F3:.$F4]&lt;[.$L3:.$L4]))"/>
          <table:table-cell table:formula="of:=SUMPRODUCT(--([.$G3:.$G4]&lt;[.$M3:.$M4]))" table:style-name="cellWorst"/>
          <table:table-cell table:formula="of:=SUMPRODUCT(--([.$H3:.$H4]&lt;[.$L3:.$L4]))"/>
          <table:table-cell table:formula="of:=SUMPRODUCT(--([.$I3:.$I4]&lt;[.$M3:.$M4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E</text:p>
          </table:table-cell>
          <table:table-cell table:formula="of:=SUMPRODUCT(--([.$B3:.$B4]&gt;[.$L3:.$L4]))"/>
          <table:table-cell table:formula="of:=SUMPRODUCT(--([.$C3:.$C4]&gt;[.$M3:.$M4]))" table:style-name="cellBest"/>
          <table:table-cell table:formula="of:=SUMPRODUCT(--([.$D3:.$D4]&gt;[.$L3:.$L4]))"/>
          <table:table-cell table:formula="of:=SUMPRODUCT(--([.$E3:.$E4]&gt;[.$M3:.$M4]))" table:style-name="cellWorst"/>
          <table:table-cell table:formula="of:=SUMPRODUCT(--([.$F3:.$F4]&gt;[.$L3:.$L4]))"/>
          <table:table-cell table:formula="of:=SUMPRODUCT(--([.$G3:.$G4]&gt;[.$M3:.$M4]))" table:style-name="cellWorst"/>
          <table:table-cell table:formula="of:=SUMPRODUCT(--([.$H3:.$H4]&gt;[.$L3:.$L4]))"/>
          <table:table-cell table:formula="of:=SUMPRODUCT(--([.$I3:.$I4]&gt;[.$M3:.$M4]))" table:style-name="cellBest"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ORST</text:p>
          </table:table-cell>
          <table:table-cell table:formula="of:=SUMPRODUCT(--([.$B3:.$B4]=[.$N3:.$N4]))"/>
          <table:table-cell table:formula="of:=SUMPRODUCT(--([.$C3:.$C4]=[.$O3:.$O4]))"/>
          <table:table-cell table:formula="of:=SUMPRODUCT(--([.$D3:.$D4]=[.$N3:.$N4]))"/>
          <table:table-cell table:formula="of:=SUMPRODUCT(--([.$E3:.$E4]=[.$O3:.$O4]))" table:style-name="cellWorst"/>
          <table:table-cell table:formula="of:=SUMPRODUCT(--([.$F3:.$F4]=[.$N3:.$N4]))"/>
          <table:table-cell table:formula="of:=SUMPRODUCT(--([.$G3:.$G4]=[.$O3:.$O4]))"/>
          <table:table-cell table:formula="of:=SUMPRODUCT(--([.$H3:.$H4]=[.$N3:.$N4]))"/>
          <table:table-cell table:formula="of:=SUMPRODUCT(--([.$I3:.$I4]=[.$O3:.$O4]))" table:style-name="cellBest"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